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rlett" svg:font-family="Marlett" style:font-family-generic="system" style:font-pitch="variable" style:font-charset="x-symbol"/>
    <style:font-face style:name="Algerian" svg:font-family="Algerian" style:font-family-generic="decorative" style:font-pitch="variable"/>
    <style:font-face style:name="Cambria" svg:font-family="Cambria" style:font-family-generic="roman" style:font-pitch="variable"/>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Bold" svg:font-family="Verdana-Bold" style:font-family-generic="roman"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Black" svg:font-family="Arial-Black" style:font-family-generic="system" style:font-pitch="variable"/>
    <style:font-face style:name="Linux Libertine G" svg:font-family="'Linux Libertine G'"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paragraph-properties fo:margin-left="0cm" fo:margin-right="0cm" fo:text-indent="0cm" style:auto-text-indent="false">
        <style:tab-stops/>
      </style:paragraph-properties>
      <style:text-properties style:font-name="Linux Libertine G" fo:font-size="16pt" fo:font-weight="bold" style:font-size-asian="16pt" style:font-weight-asian="bold" style:font-name-complex="Verdana-Bold" style:font-size-complex="16pt" style:font-weight-complex="bold"/>
    </style:style>
    <style:style style:name="P2" style:family="paragraph" style:parent-style-name="Standard">
      <style:paragraph-properties fo:margin-left="0cm" fo:margin-right="0cm" fo:text-indent="0cm" style:auto-text-indent="false">
        <style:tab-stops/>
      </style:paragraph-properties>
      <style:text-properties style:font-name="Linux Libertine G" fo:font-size="15pt" fo:font-weight="bold" style:font-size-asian="15pt" style:font-weight-asian="bold" style:font-name-complex="Verdana-Bold" style:font-size-complex="15pt" style:font-weight-complex="bold"/>
    </style:style>
    <style:style style:name="P3" style:family="paragraph" style:parent-style-name="Standard">
      <style:paragraph-properties fo:margin-left="0cm" fo:margin-right="0cm" fo:text-indent="0cm" style:auto-text-indent="false">
        <style:tab-stops/>
      </style:paragraph-properties>
      <style:text-properties style:font-name="Linux Libertine G" fo:font-weight="bold" style:font-weight-asian="bold" style:font-name-complex="Verdana-Bold" style:font-size-complex="14pt" style:font-weight-complex="bold"/>
    </style:style>
    <style:style style:name="P4" style:family="paragraph" style:parent-style-name="Standard">
      <style:paragraph-properties fo:margin-left="0cm" fo:margin-right="0cm" fo:text-indent="0cm" style:auto-text-indent="false">
        <style:tab-stops/>
      </style:paragraph-properties>
      <style:text-properties style:font-name="Linux Libertine G" fo:font-size="18pt" fo:font-weight="bold" style:font-size-asian="18pt" style:font-weight-asian="bold" style:font-name-complex="Verdana-Bold" style:font-size-complex="18pt" style:font-weight-complex="bold"/>
    </style:style>
    <style:style style:name="P5" style:family="paragraph" style:parent-style-name="Standard">
      <style:paragraph-properties fo:margin-left="0cm" fo:margin-right="0cm" fo:text-indent="0cm" style:auto-text-indent="false">
        <style:tab-stops/>
      </style:paragraph-properties>
    </style:style>
    <style:style style:name="P6" style:family="paragraph" style:parent-style-name="Standard">
      <style:paragraph-properties fo:margin-left="0cm" fo:margin-right="0cm" fo:text-align="end" style:justify-single-word="false" fo:text-indent="0cm" style:auto-text-indent="false">
        <style:tab-stops/>
      </style:paragraph-properties>
    </style:style>
    <style:style style:name="P7" style:family="paragraph" style:parent-style-name="Text_20_body">
      <style:paragraph-properties fo:margin-left="0cm" fo:margin-right="0cm" fo:margin-top="0cm" fo:margin-bottom="0cm" fo:text-indent="0cm" style:auto-text-indent="false">
        <style:tab-stops/>
      </style:paragraph-properties>
      <style:text-properties style:font-name="Marlett" fo:font-size="2pt" fo:font-weight="bold" style:font-size-asian="2pt" style:font-weight-asian="bold" style:font-name-complex="Verdana-Bold" style:font-size-complex="2pt" style:font-weight-complex="bold"/>
    </style:style>
    <style:style style:name="P8" style:family="paragraph" style:parent-style-name="Text_20_body">
      <style:paragraph-properties fo:text-align="center" style:justify-single-word="false"/>
      <style:text-properties fo:color="#ffffff" style:font-name="Algerian" fo:font-size="36pt" style:font-size-asian="36pt" style:font-name-complex="Arial-Black" style:font-size-complex="36pt"/>
    </style:style>
    <style:style style:name="P9" style:family="paragraph" style:parent-style-name="Table_20_Contents">
      <style:text-properties fo:font-size="16.5pt" style:font-size-asian="16.5pt" style:font-size-complex="16.5pt"/>
    </style:style>
    <style:style style:name="P10" style:family="paragraph" style:parent-style-name="Contents_20_Heading">
      <style:paragraph-properties>
        <style:tab-stops>
          <style:tab-stop style:position="16.591cm" style:type="right" style:leader-style="dotted" style:leader-text="."/>
        </style:tab-stops>
      </style:paragraph-properties>
    </style:style>
    <style:style style:name="P11" style:family="paragraph" style:parent-style-name="Standard">
      <style:paragraph-properties fo:margin-top="0.199cm" fo:margin-bottom="0.199cm"/>
    </style:style>
    <style:style style:name="P12" style:family="paragraph" style:parent-style-name="Standard">
      <style:paragraph-properties fo:margin-top="0.199cm" fo:margin-bottom="0.199cm" fo:text-align="start" style:justify-single-word="false"/>
    </style:style>
    <style:style style:name="P13" style:family="paragraph" style:parent-style-name="Standard">
      <style:paragraph-properties fo:margin-top="0.199cm" fo:margin-bottom="0.199cm"/>
      <style:text-properties style:font-name="TimesNewRomanPSMT" fo:font-size="16.5pt" style:text-underline-style="solid" style:text-underline-width="auto" style:text-underline-color="font-color" style:text-underline-mode="continuous" style:text-overline-mode="continuous" style:text-line-through-mode="continuous" style:font-size-asian="16.5pt" style:font-name-complex="TimesNewRomanPSMT" style:font-size-complex="16.5pt"/>
    </style:style>
    <style:style style:name="P14" style:family="paragraph" style:parent-style-name="Standard">
      <style:text-properties style:font-name="TimesNewRomanPSMT" fo:font-size="16.5pt" style:font-size-asian="16.5pt" style:font-name-complex="TimesNewRomanPSMT" style:font-size-complex="16.5pt"/>
    </style:style>
    <style:style style:name="P15" style:family="paragraph" style:parent-style-name="Standard">
      <style:paragraph-properties fo:text-align="start" style:justify-single-word="false"/>
    </style:style>
    <style:style style:name="P16" style:family="paragraph" style:parent-style-name="Standard" style:list-style-name="L1">
      <style:text-properties style:font-name="TimesNewRomanPSMT" fo:font-size="16.5pt" fo:font-weight="bold" style:font-size-asian="16.5pt" style:font-weight-asian="bold" style:font-name-complex="TimesNewRomanPSMT" style:font-size-complex="16.5pt" style:font-weight-complex="bold"/>
    </style:style>
    <style:style style:name="P17" style:family="paragraph" style:parent-style-name="Standard" style:list-style-name="L2">
      <style:text-properties style:font-name="TimesNewRomanPSMT" fo:font-size="16.5pt" fo:font-weight="bold" style:font-size-asian="16.5pt" style:font-weight-asian="bold" style:font-name-complex="TimesNewRomanPSMT" style:font-size-complex="16.5pt" style:font-weight-complex="bold"/>
    </style:style>
    <style:style style:name="P18" style:family="paragraph" style:parent-style-name="Standard" style:list-style-name="L3">
      <style:text-properties style:font-name="TimesNewRomanPSMT" fo:font-size="16.5pt" fo:font-weight="bold" style:font-size-asian="16.5pt" style:font-weight-asian="bold" style:font-name-complex="TimesNewRomanPSMT" style:font-size-complex="16.5pt" style:font-weight-complex="bold"/>
    </style:style>
    <style:style style:name="P19" style:family="paragraph" style:parent-style-name="Standard" style:list-style-name="L4">
      <style:text-properties style:font-name="TimesNewRomanPSMT" fo:font-size="16.5pt" fo:font-weight="bold" style:font-size-asian="16.5pt" style:font-weight-asian="bold" style:font-name-complex="TimesNewRomanPSMT" style:font-size-complex="16.5pt" style:font-weight-complex="bold"/>
    </style:style>
    <style:style style:name="P20" style:family="paragraph" style:parent-style-name="Standard" style:list-style-name="L5"/>
    <style:style style:name="P21" style:family="paragraph" style:parent-style-name="Standard" style:list-style-name="L6"/>
    <style:style style:name="P22" style:family="paragraph" style:parent-style-name="Standard" style:master-page-name="MP0">
      <style:paragraph-properties fo:margin-left="0cm" fo:margin-right="0cm" fo:text-indent="0cm" style:auto-text-indent="false" style:page-number="auto" fo:break-before="page">
        <style:tab-stops/>
      </style:paragraph-properties>
      <style:text-properties style:font-name="Linux Libertine G" fo:font-size="18pt" fo:font-weight="bold" style:font-size-asian="18pt" style:font-weight-asian="bold" style:font-name-complex="Verdana-Bold" style:font-size-complex="18pt" style:font-weight-complex="bold"/>
    </style:style>
    <style:style style:name="P23" style:family="paragraph">
      <style:paragraph-properties style:writing-mode="lr-tb" style:font-independent-line-spacing="false"/>
    </style:style>
    <style:style style:name="T1" style:family="text">
      <style:text-properties style:font-name="Linux Libertine G" fo:font-weight="bold" style:font-weight-asian="bold" style:font-name-complex="Verdana-Bold" style:font-size-complex="14pt" style:font-weight-complex="bold"/>
    </style:style>
    <style:style style:name="T2" style:family="text">
      <style:text-properties style:font-name="Linux Libertine G" fo:language="en" fo:country="US" fo:font-weight="bold" style:font-weight-asian="bold" style:font-name-complex="Verdana-Bold" style:font-size-complex="14pt" style:font-weight-complex="bold"/>
    </style:style>
    <style:style style:name="T3" style:family="text">
      <style:text-properties style:font-name="Linux Libertine G" fo:font-size="18pt" fo:font-weight="bold" style:font-size-asian="18pt" style:font-weight-asian="bold" style:font-name-complex="Verdana-Bold" style:font-size-complex="18pt" style:font-weight-complex="bold"/>
    </style:style>
    <style:style style:name="T4" style:family="text">
      <style:text-properties style:font-name="Verdana-Bold" fo:font-size="16.5pt" fo:font-weight="bold" style:font-size-asian="16.5pt" style:font-weight-asian="bold" style:font-name-complex="Verdana-Bold" style:font-size-complex="16.5pt" style:font-weight-complex="bold"/>
    </style:style>
    <style:style style:name="T5" style:family="text">
      <style:text-properties style:font-name="Cambria" fo:font-size="30pt" fo:font-weight="normal" style:font-size-asian="30pt" style:font-weight-asian="normal" style:font-size-complex="30pt"/>
    </style:style>
    <style:style style:name="T6" style:family="text">
      <style:text-properties fo:color="#ffffff" style:font-name="Algerian" fo:font-size="36pt" fo:font-weight="normal" style:font-size-asian="36pt" style:font-weight-asian="normal" style:font-name-complex="Arial-Black" style:font-size-complex="36pt"/>
    </style:style>
    <style:style style:name="T7" style:family="text">
      <style:text-properties style:font-name="TimesNewRomanPSMT" fo:font-size="16.5pt" style:font-size-asian="16.5pt" style:font-name-complex="TimesNewRomanPSMT" style:font-size-complex="16.5pt"/>
    </style:style>
    <style:style style:name="T8" style:family="text">
      <style:text-properties style:font-name="TimesNewRomanPSMT" fo:font-size="16.5pt" fo:font-weight="bold" style:font-size-asian="16.5pt" style:font-weight-asian="bold" style:font-name-complex="TimesNewRomanPSMT" style:font-size-complex="16.5pt"/>
    </style:style>
    <style:style style:name="T9" style:family="text">
      <style:text-properties style:font-name="TimesNewRomanPSMT" fo:font-size="16.5pt" fo:font-weight="bold" style:font-size-asian="16.5pt" style:font-weight-asian="bold" style:font-name-complex="TimesNewRomanPSMT" style:font-size-complex="16.5pt" style:font-weight-complex="bold"/>
    </style:style>
    <style:style style:name="T10" style:family="text">
      <style:text-properties style:font-name="TimesNewRomanPSMT" fo:font-size="16.5pt" fo:font-style="italic" fo:font-weight="bold" style:font-size-asian="16.5pt" style:font-style-asian="italic" style:font-weight-asian="bold" style:font-name-complex="TimesNewRomanPSMT" style:font-size-complex="16.5pt" style:font-style-complex="italic" style:font-weight-complex="bold"/>
    </style:style>
    <style:style style:name="T1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2.54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8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81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8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7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5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9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371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06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7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46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1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16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371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006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6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276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91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546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181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816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4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2.085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2.72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3.355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99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4.62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5.26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895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6.53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7.1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2.544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3.179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3.81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4.449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5.084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5.719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6.354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989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7.6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2.212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2.847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482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117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4.752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387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6.022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65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29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fill="solid" draw:fill-color="#804c19" draw:opacity="100%" draw:textarea-horizontal-align="left" draw:textarea-vertical-align="middle" draw:auto-grow-height="false" draw:auto-grow-width="false"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GHEN NEGOU Rostant</text:p>
      <text:p text:style-name="P4">COMMUNICATEUR • INFORMATICIEN</text:p>
      <text:p text:style-name="P4">BP : 11815 Akwa, Douala, Cameroun</text:p>
      <text:p text:style-name="P4">Tél : (+237) 77 92 06 85 / 94 27 12 80</text:p>
      <text:p text:style-name="P4"><text:s text:c="9"/>33 06 61 02 / <text:s/>77 55 57 43 / 96 71 64 72</text:p>
      <text:p text:style-name="P5"><draw:custom-shape text:anchor-type="paragraph" draw:z-index="0" draw:name="Freeform 1" draw:style-name="gr1" draw:text-style-name="P23" svg:width="19.501cm" svg:height="7.834cm" svg:x="0.109cm" svg:y="1.101cm"><text:p/><draw:enhanced-geometry svg:viewBox="0 0 21600 21600" draw:path-stretchpoint-x="21600" draw:path-stretchpoint-y="21600" draw:text-areas="?f12 ?f12 ?f26 ?f30" draw:type="non-primitive" draw:modifiers="2700" draw:enhanced-path="M ?f11 ?f23 A ?f219 ?f220 ?f221 ?f222 ?f11 ?f23 ?f216 ?f218 W ?f223 ?f224 ?f225 ?f226 ?f11 ?f23 ?f216 ?f218 L ?f26 ?f12 ?f26 ?f18 A ?f266 ?f267 ?f268 ?f269 ?f26 ?f18 ?f263 ?f265 W ?f270 ?f271 ?f272 ?f273 ?f26 ?f18 ?f263 ?f265 A ?f313 ?f314 ?f315 ?f316 ?f263 ?f265 ?f310 ?f312 W ?f317 ?f318 ?f319 ?f320 ?f263 ?f265 ?f310 ?f312 L ?f21 ?f31 A ?f360 ?f361 ?f362 ?f363 ?f21 ?f31 ?f357 ?f359 W ?f364 ?f365 ?f366 ?f367 ?f21 ?f31 ?f357 ?f359 L ?f12 ?f30 ?f12 ?f29 A ?f407 ?f408 ?f409 ?f410 ?f12 ?f29 ?f404 ?f406 W ?f411 ?f412 ?f413 ?f414 ?f12 ?f29 ?f404 ?f406 A ?f454 ?f455 ?f456 ?f457 ?f404 ?f406 ?f451 ?f453 W ?f458 ?f459 ?f460 ?f461 ?f404 ?f406 ?f451 ?f453 Z N M ?f18 ?f23 A ?f501 ?f502 ?f503 ?f504 ?f18 ?f23 ?f498 ?f500 W ?f505 ?f506 ?f507 ?f508 ?f18 ?f23 ?f498 ?f500 A ?f548 ?f549 ?f550 ?f551 ?f498 ?f500 ?f545 ?f547 W ?f552 ?f553 ?f554 ?f555 ?f498 ?f500 ?f545 ?f547 A ?f595 ?f596 ?f597 ?f598 ?f545 ?f547 ?f592 ?f594 W ?f599 ?f600 ?f601 ?f602 ?f545 ?f547 ?f592 ?f594 Z N M ?f25 ?f18 A ?f642 ?f643 ?f644 ?f645 ?f25 ?f18 ?f639 ?f641 W ?f646 ?f647 ?f648 ?f649 ?f25 ?f18 ?f639 ?f641 A ?f689 ?f690 ?f691 ?f692 ?f639 ?f641 ?f686 ?f688 W ?f693 ?f694 ?f695 ?f696 ?f639 ?f641 ?f686 ?f688 A ?f705 ?f706 ?f707 ?f708 ?f686 ?f688 ?f703 ?f704 W ?f709 ?f710 ?f711 ?f712 ?f686 ?f688 ?f703 ?f704 A ?f721 ?f722 ?f723 ?f724 ?f703 ?f704 ?f719 ?f720 W ?f725 ?f726 ?f727 ?f728 ?f703 ?f704 ?f719 ?f720 A ?f768 ?f769 ?f770 ?f771 ?f719 ?f720 ?f765 ?f767 W ?f772 ?f773 ?f774 ?f775 ?f719 ?f720 ?f765 ?f767 Z N M ?f18 ?f19 A ?f815 ?f816 ?f817 ?f818 ?f18 ?f19 ?f812 ?f814 W ?f819 ?f820 ?f821 ?f822 ?f18 ?f19 ?f812 ?f814 N M ?f25 ?f12 L ?f26 ?f12 N M ?f12 ?f23 L ?f12 ?f2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draw:equation draw:name="f13" draw:formula="0 - ?f2"/><draw:equation draw:name="f14" draw:formula="?f8 / 21600"/><draw:equation draw:name="f15" draw:formula="?f7 / 21600"/><draw:equation draw:name="f16" draw:formula="21600 * ?f8"/><draw:equation draw:name="f17" draw:formula="21600 * ?f7"/><draw:equation draw:name="f18" draw:formula="?f12 / 2"/><draw:equation draw:name="f19" draw:formula="?f12 * 2"/><draw:equation draw:name="f20" draw:formula="min(?f15, ?f14)"/><draw:equation draw:name="f21" draw:formula="?f16 / ?f9"/><draw:equation draw:name="f22" draw:formula="?f17 / ?f9"/><draw:equation draw:name="f23" draw:formula="?f12 + ?f18"/><draw:equation draw:name="f24" draw:formula="?f18 / 2"/><draw:equation draw:name="f25" draw:formula="?f21 - ?f18"/><draw:equation draw:name="f26" draw:formula="?f21 - ?f12"/><draw:equation draw:name="f27" draw:formula="?f12 + ?f24"/><draw:equation draw:name="f28" draw:formula="?f18 + ?f24"/><draw:equation draw:name="f29" draw:formula="?f22 - ?f18"/><draw:equation draw:name="f30" draw:formula="?f22 - ?f12"/><draw:equation draw:name="f31" draw:formula="?f22 - ?f23"/><draw:equation draw:name="f32" draw:formula="?f12 * ?f20"/><draw:equation draw:name="f33" draw:formula="?f11 * ?f20"/><draw:equation draw:name="f34" draw:formula="?f23 * ?f20"/><draw:equation draw:name="f35" draw:formula="?f18 * ?f20"/><draw:equation draw:name="f36" draw:formula="?f21 * ?f20"/><draw:equation draw:name="f37" draw:formula="?f22 * ?f20"/><draw:equation draw:name="f38" draw:formula="?f19 * ?f20"/><draw:equation draw:name="f39" draw:formula="?f26 * ?f20"/><draw:equation draw:name="f40" draw:formula="?f30 * ?f20"/><draw:equation draw:name="f41" draw:formula="?f35 - ?f33"/><draw:equation draw:name="f42" draw:formula="?f32 - ?f34"/><draw:equation draw:name="f43" draw:formula="?f25 * ?f20"/><draw:equation draw:name="f44" draw:formula="?f33 - ?f35"/><draw:equation draw:name="f45" draw:formula="?f31 * ?f20"/><draw:equation draw:name="f46" draw:formula="?f29 * ?f20"/><draw:equation draw:name="f47" draw:formula="?f35 - ?f32"/><draw:equation draw:name="f48" draw:formula="?f28 * ?f20"/><draw:equation draw:name="f49" draw:formula="?f27 * ?f20"/><draw:equation draw:name="f50" draw:formula="?f38 - ?f34"/><draw:equation draw:name="f51" draw:formula="?f32 - ?f35"/><draw:equation draw:name="f52" draw:formula="?f34 - ?f38"/><draw:equation draw:name="f53" draw:formula="abs(?f41)"/><draw:equation draw:name="f54" draw:formula="abs(?f42)"/><draw:equation draw:name="f55" draw:formula="if(?f41, ?f13, ?f2)"/><draw:equation draw:name="f56" draw:formula="if(?f41, ?f2, ?f13)"/><draw:equation draw:name="f57" draw:formula="if(?f42, 0, ?f1)"/><draw:equation draw:name="f58" draw:formula="if(?f42, ?f1, 0)"/><draw:equation draw:name="f59" draw:formula="?f43 - ?f39"/><draw:equation draw:name="f60" draw:formula="abs(?f44)"/><draw:equation draw:name="f61" draw:formula="if(?f44, 0, ?f1)"/><draw:equation draw:name="f62" draw:formula="if(?f44, ?f1, 0)"/><draw:equation draw:name="f63" draw:formula="?f36 - ?f43"/><draw:equation draw:name="f64" draw:formula="?f43 - ?f36"/><draw:equation draw:name="f65" draw:formula="?f40 - ?f45"/><draw:equation draw:name="f66" draw:formula="?f37 - ?f46"/><draw:equation draw:name="f67" draw:formula="abs(?f47)"/><draw:equation draw:name="f68" draw:formula="if(?f47, ?f13, ?f2)"/><draw:equation draw:name="f69" draw:formula="if(?f47, ?f2, ?f13)"/><draw:equation draw:name="f70" draw:formula="?f46 - ?f37"/><draw:equation draw:name="f71" draw:formula="if(?f44, ?f13, ?f2)"/><draw:equation draw:name="f72" draw:formula="if(?f44, ?f2, ?f13)"/><draw:equation draw:name="f73" draw:formula="if(?f44, ?f0, ?f2)"/><draw:equation draw:name="f74" draw:formula="if(?f44, ?f2, ?f0)"/><draw:equation draw:name="f75" draw:formula="?f48 - ?f35"/><draw:equation draw:name="f76" draw:formula="?f49 - ?f34"/><draw:equation draw:name="f77" draw:formula="?f32 - ?f48"/><draw:equation draw:name="f78" draw:formula="?f34 - ?f49"/><draw:equation draw:name="f79" draw:formula="abs(?f50)"/><draw:equation draw:name="f80" draw:formula="if(?f50, 0, ?f1)"/><draw:equation draw:name="f81" draw:formula="if(?f50, ?f1, 0)"/><draw:equation draw:name="f82" draw:formula="?f39 - ?f43"/><draw:equation draw:name="f83" draw:formula="?f39 - ?f39"/><draw:equation draw:name="f84" draw:formula="?f35 - ?f48"/><draw:equation draw:name="f85" draw:formula="abs(?f51)"/><draw:equation draw:name="f86" draw:formula="if(?f51, 0, ?f1)"/><draw:equation draw:name="f87" draw:formula="if(?f51, ?f1, 0)"/><draw:equation draw:name="f88" draw:formula="abs(?f52)"/><draw:equation draw:name="f89" draw:formula="if(?f41, ?f58, ?f57)"/><draw:equation draw:name="f90" draw:formula="if(?f41, ?f57, ?f58)"/><draw:equation draw:name="f91" draw:formula="if(?f42, ?f55, ?f56)"/><draw:equation draw:name="f92" draw:formula="abs(?f59)"/><draw:equation draw:name="f93" draw:formula="if(?f59, ?f13, ?f2)"/><draw:equation draw:name="f94" draw:formula="if(?f59, ?f2, ?f13)"/><draw:equation draw:name="f95" draw:formula="if(?f59, ?f62, ?f61)"/><draw:equation draw:name="f96" draw:formula="if(?f59, ?f61, ?f62)"/><draw:equation draw:name="f97" draw:formula="abs(?f63)"/><draw:equation draw:name="f98" draw:formula="if(?f63, ?f13, ?f2)"/><draw:equation draw:name="f99" draw:formula="if(?f63, ?f2, ?f13)"/><draw:equation draw:name="f100" draw:formula="if(?f63, ?f0, ?f2)"/><draw:equation draw:name="f101" draw:formula="if(?f63, ?f2, ?f0)"/><draw:equation draw:name="f102" draw:formula="abs(?f64)"/><draw:equation draw:name="f103" draw:formula="abs(?f65)"/><draw:equation draw:name="f104" draw:formula="if(?f64, ?f13, ?f2)"/><draw:equation draw:name="f105" draw:formula="if(?f64, ?f2, ?f13)"/><draw:equation draw:name="f106" draw:formula="if(?f65, 0, ?f1)"/><draw:equation draw:name="f107" draw:formula="if(?f65, ?f1, 0)"/><draw:equation draw:name="f108" draw:formula="abs(?f66)"/><draw:equation draw:name="f109" draw:formula="if(?f66, 0, ?f1)"/><draw:equation draw:name="f110" draw:formula="if(?f66, ?f1, 0)"/><draw:equation draw:name="f111" draw:formula="if(?f66, ?f68, ?f69)"/><draw:equation draw:name="f112" draw:formula="abs(?f70)"/><draw:equation draw:name="f113" draw:formula="if(?f44, ?f74, ?f73)"/><draw:equation draw:name="f114" draw:formula="if(?f44, ?f73, ?f74)"/><draw:equation draw:name="f115" draw:formula="if(?f70, ?f72, ?f71)"/><draw:equation draw:name="f116" draw:formula="abs(?f75)"/><draw:equation draw:name="f117" draw:formula="abs(?f76)"/><draw:equation draw:name="f118" draw:formula="if(?f75, ?f13, ?f2)"/><draw:equation draw:name="f119" draw:formula="if(?f75, ?f2, ?f13)"/><draw:equation draw:name="f120" draw:formula="if(?f76, 0, ?f1)"/><draw:equation draw:name="f121" draw:formula="if(?f76, ?f1, 0)"/><draw:equation draw:name="f122" draw:formula="abs(?f77)"/><draw:equation draw:name="f123" draw:formula="abs(?f78)"/><draw:equation draw:name="f124" draw:formula="if(?f77, ?f13, ?f2)"/><draw:equation draw:name="f125" draw:formula="if(?f77, ?f2, ?f13)"/><draw:equation draw:name="f126" draw:formula="if(?f77, ?f0, ?f2)"/><draw:equation draw:name="f127" draw:formula="if(?f77, ?f2, ?f0)"/><draw:equation draw:name="f128" draw:formula="if(?f47, ?f81, ?f80)"/><draw:equation draw:name="f129" draw:formula="if(?f47, ?f80, ?f81)"/><draw:equation draw:name="f130" draw:formula="if(?f50, ?f68, ?f69)"/><draw:equation draw:name="f131" draw:formula="abs(?f82)"/><draw:equation draw:name="f132" draw:formula="if(?f82, ?f13, ?f2)"/><draw:equation draw:name="f133" draw:formula="if(?f82, ?f2, ?f13)"/><draw:equation draw:name="f134" draw:formula="if(?f75, 0, ?f1)"/><draw:equation draw:name="f135" draw:formula="if(?f75, ?f1, 0)"/><draw:equation draw:name="f136" draw:formula="abs(?f83)"/><draw:equation draw:name="f137" draw:formula="abs(?f84)"/><draw:equation draw:name="f138" draw:formula="if(?f83, ?f13, ?f2)"/><draw:equation draw:name="f139" draw:formula="if(?f83, ?f2, ?f13)"/><draw:equation draw:name="f140" draw:formula="if(?f83, ?f0, ?f2)"/><draw:equation draw:name="f141" draw:formula="if(?f83, ?f2, ?f0)"/><draw:equation draw:name="f142" draw:formula="if(?f64, ?f87, ?f86)"/><draw:equation draw:name="f143" draw:formula="if(?f64, ?f86, ?f87)"/><draw:equation draw:name="f144" draw:formula="if(?f52, ?f72, ?f71)"/><draw:equation draw:name="f145" draw:formula="if(?f42, ?f89, ?f90)"/><draw:equation draw:name="f146" draw:formula="if(?f44, ?f95, ?f96)"/><draw:equation draw:name="f147" draw:formula="if(?f44, ?f93, ?f94)"/><draw:equation draw:name="f148" draw:formula="if(?f63, ?f101, ?f100)"/><draw:equation draw:name="f149" draw:formula="if(?f63, ?f100, ?f101)"/><draw:equation draw:name="f150" draw:formula="if(?f41, ?f99, ?f98)"/><draw:equation draw:name="f151" draw:formula="if(?f64, ?f107, ?f106)"/><draw:equation draw:name="f152" draw:formula="if(?f64, ?f106, ?f107)"/><draw:equation draw:name="f153" draw:formula="if(?f65, ?f104, ?f105)"/><draw:equation draw:name="f154" draw:formula="if(?f47, ?f110, ?f109)"/><draw:equation draw:name="f155" draw:formula="if(?f47, ?f109, ?f110)"/><draw:equation draw:name="f156" draw:formula="if(?f70, ?f114, ?f113)"/><draw:equation draw:name="f157" draw:formula="if(?f75, ?f121, ?f120)"/><draw:equation draw:name="f158" draw:formula="if(?f75, ?f120, ?f121)"/><draw:equation draw:name="f159" draw:formula="if(?f76, ?f118, ?f119)"/><draw:equation draw:name="f160" draw:formula="if(?f77, ?f127, ?f126)"/><draw:equation draw:name="f161" draw:formula="if(?f77, ?f126, ?f127)"/><draw:equation draw:name="f162" draw:formula="if(?f78, ?f125, ?f124)"/><draw:equation draw:name="f163" draw:formula="if(?f50, ?f128, ?f129)"/><draw:equation draw:name="f164" draw:formula="if(?f82, ?f135, ?f134)"/><draw:equation draw:name="f165" draw:formula="if(?f82, ?f134, ?f135)"/><draw:equation draw:name="f166" draw:formula="if(?f75, ?f132, ?f133)"/><draw:equation draw:name="f167" draw:formula="if(?f83, ?f141, ?f140)"/><draw:equation draw:name="f168" draw:formula="if(?f83, ?f140, ?f141)"/><draw:equation draw:name="f169" draw:formula="if(?f84, ?f139, ?f138)"/><draw:equation draw:name="f170" draw:formula="if(?f51, ?f142, ?f143)"/><draw:equation draw:name="f171" draw:formula="if(?f51, ?f104, ?f105)"/><draw:equation draw:name="f172" draw:formula="if(?f52, ?f114, ?f113)"/><draw:equation draw:name="f173" draw:formula="if(?f41, ?f149, ?f148)"/><draw:equation draw:name="f174" draw:formula="if(?f65, ?f151, ?f152)"/><draw:equation draw:name="f175" draw:formula="if(?f66, ?f154, ?f155)"/><draw:equation draw:name="f176" draw:formula="if(?f76, ?f157, ?f158)"/><draw:equation draw:name="f177" draw:formula="if(?f78, ?f161, ?f160)"/><draw:equation draw:name="f178" draw:formula="if(?f75, ?f164, ?f165)"/><draw:equation draw:name="f179" draw:formula="if(?f84, ?f168, ?f167)"/><draw:equation draw:name="f180" draw:formula="21550000 - ?f91"/><draw:equation draw:name="f181" draw:formula="if(?f180, ?f91, 21550000)"/><draw:equation draw:name="f182" draw:formula="-21550000 - ?f181"/><draw:equation draw:name="f183" draw:formula="if(?f182, -21550000, ?f181)"/><draw:equation draw:name="f184" draw:formula="?f145 + ?f183"/><draw:equation draw:name="f185" draw:formula="?f145 + ?f2"/><draw:equation draw:name="f186" draw:formula="?f185 * ?f10 / ?f1"/><draw:equation draw:name="f187" draw:formula="0 - ?f186"/><draw:equation draw:name="f188" draw:formula="cos(?f187)"/><draw:equation draw:name="f189" draw:formula="0 - ?f188"/><draw:equation draw:name="f190" draw:formula="?f189 * ?f53"/><draw:equation draw:name="f191" draw:formula="sin(?f187)"/><draw:equation draw:name="f192" draw:formula="0 - ?f191"/><draw:equation draw:name="f193" draw:formula="?f192 * ?f54"/><draw:equation draw:name="f194" draw:formula="sqrt(?f190 * ?f190 + ?f193 * ?f193 + 0 * 0)"/><draw:equation draw:name="f195" draw:formula="?f53 * ?f54 / ?f194"/><draw:equation draw:name="f196" draw:formula="?f192 * ?f195"/><draw:equation draw:name="f197" draw:formula="?f11 - ?f196"/><draw:equation draw:name="f198" draw:formula="?f189 * ?f195"/><draw:equation draw:name="f199" draw:formula="?f23 - ?f198"/><draw:equation draw:name="f200" draw:formula="?f197 - ?f53"/><draw:equation draw:name="f201" draw:formula="?f199 - ?f54"/><draw:equation draw:name="f202" draw:formula="?f197 + ?f53"/><draw:equation draw:name="f203" draw:formula="?f199 + ?f54"/><draw:equation draw:name="f204" draw:formula="?f184 + ?f2"/><draw:equation draw:name="f205" draw:formula="?f204 * ?f10 / ?f1"/><draw:equation draw:name="f206" draw:formula="0 - ?f205"/><draw:equation draw:name="f207" draw:formula="cos(?f206)"/><draw:equation draw:name="f208" draw:formula="0 - ?f207"/><draw:equation draw:name="f209" draw:formula="?f208 * ?f53"/><draw:equation draw:name="f210" draw:formula="sin(?f206)"/><draw:equation draw:name="f211" draw:formula="0 - ?f210"/><draw:equation draw:name="f212" draw:formula="?f211 * ?f54"/><draw:equation draw:name="f213" draw:formula="sqrt(?f209 * ?f209 + ?f212 * ?f212 + 0 * 0)"/><draw:equation draw:name="f214" draw:formula="?f53 * ?f54 / ?f213"/><draw:equation draw:name="f215" draw:formula="?f211 * ?f214"/><draw:equation draw:name="f216" draw:formula="?f197 + ?f215"/><draw:equation draw:name="f217" draw:formula="?f208 * ?f214"/><draw:equation draw:name="f218" draw:formula="?f199 + ?f217"/><draw:equation draw:name="f219" draw:formula="if(?f183, ?f11, ?f200)"/><draw:equation draw:name="f220" draw:formula="if(?f183, ?f23, ?f201)"/><draw:equation draw:name="f221" draw:formula="if(?f183, ?f11, ?f202)"/><draw:equation draw:name="f222" draw:formula="if(?f183, ?f23, ?f203)"/><draw:equation draw:name="f223" draw:formula="if(?f183, ?f200, ?f216)"/><draw:equation draw:name="f224" draw:formula="if(?f183, ?f201, ?f218)"/><draw:equation draw:name="f225" draw:formula="if(?f183, ?f202, ?f216)"/><draw:equation draw:name="f226" draw:formula="if(?f183, ?f203, ?f218)"/><draw:equation draw:name="f227" draw:formula="21550000 - ?f147"/><draw:equation draw:name="f228" draw:formula="if(?f227, ?f147, 21550000)"/><draw:equation draw:name="f229" draw:formula="-21550000 - ?f228"/><draw:equation draw:name="f230" draw:formula="if(?f229, -21550000, ?f228)"/><draw:equation draw:name="f231" draw:formula="?f146 + ?f230"/><draw:equation draw:name="f232" draw:formula="?f146 + ?f2"/><draw:equation draw:name="f233" draw:formula="?f232 * ?f10 / ?f1"/><draw:equation draw:name="f234" draw:formula="0 - ?f233"/><draw:equation draw:name="f235" draw:formula="cos(?f234)"/><draw:equation draw:name="f236" draw:formula="0 - ?f235"/><draw:equation draw:name="f237" draw:formula="?f236 * ?f92"/><draw:equation draw:name="f238" draw:formula="sin(?f234)"/><draw:equation draw:name="f239" draw:formula="0 - ?f238"/><draw:equation draw:name="f240" draw:formula="?f239 * ?f60"/><draw:equation draw:name="f241" draw:formula="sqrt(?f237 * ?f237 + ?f240 * ?f240 + 0 * 0)"/><draw:equation draw:name="f242" draw:formula="?f92 * ?f60 / ?f241"/><draw:equation draw:name="f243" draw:formula="?f239 * ?f242"/><draw:equation draw:name="f244" draw:formula="?f26 - ?f243"/><draw:equation draw:name="f245" draw:formula="?f236 * ?f242"/><draw:equation draw:name="f246" draw:formula="?f18 - ?f245"/><draw:equation draw:name="f247" draw:formula="?f244 - ?f92"/><draw:equation draw:name="f248" draw:formula="?f246 - ?f60"/><draw:equation draw:name="f249" draw:formula="?f244 + ?f92"/><draw:equation draw:name="f250" draw:formula="?f246 + ?f60"/><draw:equation draw:name="f251" draw:formula="?f231 + ?f2"/><draw:equation draw:name="f252" draw:formula="?f251 * ?f10 / ?f1"/><draw:equation draw:name="f253" draw:formula="0 - ?f252"/><draw:equation draw:name="f254" draw:formula="cos(?f253)"/><draw:equation draw:name="f255" draw:formula="0 - ?f254"/><draw:equation draw:name="f256" draw:formula="?f255 * ?f92"/><draw:equation draw:name="f257" draw:formula="sin(?f253)"/><draw:equation draw:name="f258" draw:formula="0 - ?f257"/><draw:equation draw:name="f259" draw:formula="?f258 * ?f60"/><draw:equation draw:name="f260" draw:formula="sqrt(?f256 * ?f256 + ?f259 * ?f259 + 0 * 0)"/><draw:equation draw:name="f261" draw:formula="?f92 * ?f60 / ?f260"/><draw:equation draw:name="f262" draw:formula="?f258 * ?f261"/><draw:equation draw:name="f263" draw:formula="?f244 + ?f262"/><draw:equation draw:name="f264" draw:formula="?f255 * ?f261"/><draw:equation draw:name="f265" draw:formula="?f246 + ?f264"/><draw:equation draw:name="f266" draw:formula="if(?f230, ?f26, ?f247)"/><draw:equation draw:name="f267" draw:formula="if(?f230, ?f18, ?f248)"/><draw:equation draw:name="f268" draw:formula="if(?f230, ?f26, ?f249)"/><draw:equation draw:name="f269" draw:formula="if(?f230, ?f18, ?f250)"/><draw:equation draw:name="f270" draw:formula="if(?f230, ?f247, ?f263)"/><draw:equation draw:name="f271" draw:formula="if(?f230, ?f248, ?f265)"/><draw:equation draw:name="f272" draw:formula="if(?f230, ?f249, ?f263)"/><draw:equation draw:name="f273" draw:formula="if(?f230, ?f250, ?f265)"/><draw:equation draw:name="f274" draw:formula="21550000 - ?f150"/><draw:equation draw:name="f275" draw:formula="if(?f274, ?f150, 21550000)"/><draw:equation draw:name="f276" draw:formula="-21550000 - ?f275"/><draw:equation draw:name="f277" draw:formula="if(?f276, -21550000, ?f275)"/><draw:equation draw:name="f278" draw:formula="?f173 + ?f277"/><draw:equation draw:name="f279" draw:formula="?f173 + ?f2"/><draw:equation draw:name="f280" draw:formula="?f279 * ?f10 / ?f1"/><draw:equation draw:name="f281" draw:formula="0 - ?f280"/><draw:equation draw:name="f282" draw:formula="cos(?f281)"/><draw:equation draw:name="f283" draw:formula="0 - ?f282"/><draw:equation draw:name="f284" draw:formula="?f283 * ?f97"/><draw:equation draw:name="f285" draw:formula="sin(?f281)"/><draw:equation draw:name="f286" draw:formula="0 - ?f285"/><draw:equation draw:name="f287" draw:formula="?f286 * ?f53"/><draw:equation draw:name="f288" draw:formula="sqrt(?f284 * ?f284 + ?f287 * ?f287 + 0 * 0)"/><draw:equation draw:name="f289" draw:formula="?f97 * ?f53 / ?f288"/><draw:equation draw:name="f290" draw:formula="?f286 * ?f289"/><draw:equation draw:name="f291" draw:formula="?f263 - ?f290"/><draw:equation draw:name="f292" draw:formula="?f283 * ?f289"/><draw:equation draw:name="f293" draw:formula="?f265 - ?f292"/><draw:equation draw:name="f294" draw:formula="?f291 - ?f97"/><draw:equation draw:name="f295" draw:formula="?f293 - ?f53"/><draw:equation draw:name="f296" draw:formula="?f291 + ?f97"/><draw:equation draw:name="f297" draw:formula="?f293 + ?f53"/><draw:equation draw:name="f298" draw:formula="?f278 + ?f2"/><draw:equation draw:name="f299" draw:formula="?f298 * ?f10 / ?f1"/><draw:equation draw:name="f300" draw:formula="0 - ?f299"/><draw:equation draw:name="f301" draw:formula="cos(?f300)"/><draw:equation draw:name="f302" draw:formula="0 - ?f301"/><draw:equation draw:name="f303" draw:formula="?f302 * ?f97"/><draw:equation draw:name="f304" draw:formula="sin(?f300)"/><draw:equation draw:name="f305" draw:formula="0 - ?f304"/><draw:equation draw:name="f306" draw:formula="?f305 * ?f53"/><draw:equation draw:name="f307" draw:formula="sqrt(?f303 * ?f303 + ?f306 * ?f306 + 0 * 0)"/><draw:equation draw:name="f308" draw:formula="?f97 * ?f53 / ?f307"/><draw:equation draw:name="f309" draw:formula="?f305 * ?f308"/><draw:equation draw:name="f310" draw:formula="?f291 + ?f309"/><draw:equation draw:name="f311" draw:formula="?f302 * ?f308"/><draw:equation draw:name="f312" draw:formula="?f293 + ?f311"/><draw:equation draw:name="f313" draw:formula="if(?f277, ?f263, ?f294)"/><draw:equation draw:name="f314" draw:formula="if(?f277, ?f265, ?f295)"/><draw:equation draw:name="f315" draw:formula="if(?f277, ?f263, ?f296)"/><draw:equation draw:name="f316" draw:formula="if(?f277, ?f265, ?f297)"/><draw:equation draw:name="f317" draw:formula="if(?f277, ?f294, ?f310)"/><draw:equation draw:name="f318" draw:formula="if(?f277, ?f295, ?f312)"/><draw:equation draw:name="f319" draw:formula="if(?f277, ?f296, ?f310)"/><draw:equation draw:name="f320" draw:formula="if(?f277, ?f297, ?f312)"/><draw:equation draw:name="f321" draw:formula="21550000 - ?f153"/><draw:equation draw:name="f322" draw:formula="if(?f321, ?f153, 21550000)"/><draw:equation draw:name="f323" draw:formula="-21550000 - ?f322"/><draw:equation draw:name="f324" draw:formula="if(?f323, -21550000, ?f322)"/><draw:equation draw:name="f325" draw:formula="?f174 + ?f324"/><draw:equation draw:name="f326" draw:formula="?f174 + ?f2"/><draw:equation draw:name="f327" draw:formula="?f326 * ?f10 / ?f1"/><draw:equation draw:name="f328" draw:formula="0 - ?f327"/><draw:equation draw:name="f329" draw:formula="cos(?f328)"/><draw:equation draw:name="f330" draw:formula="0 - ?f329"/><draw:equation draw:name="f331" draw:formula="?f330 * ?f102"/><draw:equation draw:name="f332" draw:formula="sin(?f328)"/><draw:equation draw:name="f333" draw:formula="0 - ?f332"/><draw:equation draw:name="f334" draw:formula="?f333 * ?f103"/><draw:equation draw:name="f335" draw:formula="sqrt(?f331 * ?f331 + ?f334 * ?f334 + 0 * 0)"/><draw:equation draw:name="f336" draw:formula="?f102 * ?f103 / ?f335"/><draw:equation draw:name="f337" draw:formula="?f333 * ?f336"/><draw:equation draw:name="f338" draw:formula="?f21 - ?f337"/><draw:equation draw:name="f339" draw:formula="?f330 * ?f336"/><draw:equation draw:name="f340" draw:formula="?f31 - ?f339"/><draw:equation draw:name="f341" draw:formula="?f338 - ?f102"/><draw:equation draw:name="f342" draw:formula="?f340 - ?f103"/><draw:equation draw:name="f343" draw:formula="?f338 + ?f102"/><draw:equation draw:name="f344" draw:formula="?f340 + ?f103"/><draw:equation draw:name="f345" draw:formula="?f325 + ?f2"/><draw:equation draw:name="f346" draw:formula="?f345 * ?f10 / ?f1"/><draw:equation draw:name="f347" draw:formula="0 - ?f346"/><draw:equation draw:name="f348" draw:formula="cos(?f347)"/><draw:equation draw:name="f349" draw:formula="0 - ?f348"/><draw:equation draw:name="f350" draw:formula="?f349 * ?f102"/><draw:equation draw:name="f351" draw:formula="sin(?f347)"/><draw:equation draw:name="f352" draw:formula="0 - ?f351"/><draw:equation draw:name="f353" draw:formula="?f352 * ?f103"/><draw:equation draw:name="f354" draw:formula="sqrt(?f350 * ?f350 + ?f353 * ?f353 + 0 * 0)"/><draw:equation draw:name="f355" draw:formula="?f102 * ?f103 / ?f354"/><draw:equation draw:name="f356" draw:formula="?f352 * ?f355"/><draw:equation draw:name="f357" draw:formula="?f338 + ?f356"/><draw:equation draw:name="f358" draw:formula="?f349 * ?f355"/><draw:equation draw:name="f359" draw:formula="?f340 + ?f358"/><draw:equation draw:name="f360" draw:formula="if(?f324, ?f21, ?f341)"/><draw:equation draw:name="f361" draw:formula="if(?f324, ?f31, ?f342)"/><draw:equation draw:name="f362" draw:formula="if(?f324, ?f21, ?f343)"/><draw:equation draw:name="f363" draw:formula="if(?f324, ?f31, ?f344)"/><draw:equation draw:name="f364" draw:formula="if(?f324, ?f341, ?f357)"/><draw:equation draw:name="f365" draw:formula="if(?f324, ?f342, ?f359)"/><draw:equation draw:name="f366" draw:formula="if(?f324, ?f343, ?f357)"/><draw:equation draw:name="f367" draw:formula="if(?f324, ?f344, ?f359)"/><draw:equation draw:name="f368" draw:formula="21550000 - ?f111"/><draw:equation draw:name="f369" draw:formula="if(?f368, ?f111, 21550000)"/><draw:equation draw:name="f370" draw:formula="-21550000 - ?f369"/><draw:equation draw:name="f371" draw:formula="if(?f370, -21550000, ?f369)"/><draw:equation draw:name="f372" draw:formula="?f175 + ?f371"/><draw:equation draw:name="f373" draw:formula="?f175 + ?f2"/><draw:equation draw:name="f374" draw:formula="?f373 * ?f10 / ?f1"/><draw:equation draw:name="f375" draw:formula="0 - ?f374"/><draw:equation draw:name="f376" draw:formula="cos(?f375)"/><draw:equation draw:name="f377" draw:formula="0 - ?f376"/><draw:equation draw:name="f378" draw:formula="?f377 * ?f67"/><draw:equation draw:name="f379" draw:formula="sin(?f375)"/><draw:equation draw:name="f380" draw:formula="0 - ?f379"/><draw:equation draw:name="f381" draw:formula="?f380 * ?f108"/><draw:equation draw:name="f382" draw:formula="sqrt(?f378 * ?f378 + ?f381 * ?f381 + 0 * 0)"/><draw:equation draw:name="f383" draw:formula="?f67 * ?f108 / ?f382"/><draw:equation draw:name="f384" draw:formula="?f380 * ?f383"/><draw:equation draw:name="f385" draw:formula="?f12 - ?f384"/><draw:equation draw:name="f386" draw:formula="?f377 * ?f383"/><draw:equation draw:name="f387" draw:formula="?f29 - ?f386"/><draw:equation draw:name="f388" draw:formula="?f385 - ?f67"/><draw:equation draw:name="f389" draw:formula="?f387 - ?f108"/><draw:equation draw:name="f390" draw:formula="?f385 + ?f67"/><draw:equation draw:name="f391" draw:formula="?f387 + ?f108"/><draw:equation draw:name="f392" draw:formula="?f372 + ?f2"/><draw:equation draw:name="f393" draw:formula="?f392 * ?f10 / ?f1"/><draw:equation draw:name="f394" draw:formula="0 - ?f393"/><draw:equation draw:name="f395" draw:formula="cos(?f394)"/><draw:equation draw:name="f396" draw:formula="0 - ?f395"/><draw:equation draw:name="f397" draw:formula="?f396 * ?f67"/><draw:equation draw:name="f398" draw:formula="sin(?f394)"/><draw:equation draw:name="f399" draw:formula="0 - ?f398"/><draw:equation draw:name="f400" draw:formula="?f399 * ?f108"/><draw:equation draw:name="f401" draw:formula="sqrt(?f397 * ?f397 + ?f400 * ?f400 + 0 * 0)"/><draw:equation draw:name="f402" draw:formula="?f67 * ?f108 / ?f401"/><draw:equation draw:name="f403" draw:formula="?f399 * ?f402"/><draw:equation draw:name="f404" draw:formula="?f385 + ?f403"/><draw:equation draw:name="f405" draw:formula="?f396 * ?f402"/><draw:equation draw:name="f406" draw:formula="?f387 + ?f405"/><draw:equation draw:name="f407" draw:formula="if(?f371, ?f12, ?f388)"/><draw:equation draw:name="f408" draw:formula="if(?f371, ?f29, ?f389)"/><draw:equation draw:name="f409" draw:formula="if(?f371, ?f12, ?f390)"/><draw:equation draw:name="f410" draw:formula="if(?f371, ?f29, ?f391)"/><draw:equation draw:name="f411" draw:formula="if(?f371, ?f388, ?f404)"/><draw:equation draw:name="f412" draw:formula="if(?f371, ?f389, ?f406)"/><draw:equation draw:name="f413" draw:formula="if(?f371, ?f390, ?f404)"/><draw:equation draw:name="f414" draw:formula="if(?f371, ?f391, ?f406)"/><draw:equation draw:name="f415" draw:formula="21550000 - ?f115"/><draw:equation draw:name="f416" draw:formula="if(?f415, ?f115, 21550000)"/><draw:equation draw:name="f417" draw:formula="-21550000 - ?f416"/><draw:equation draw:name="f418" draw:formula="if(?f417, -21550000, ?f416)"/><draw:equation draw:name="f419" draw:formula="?f156 + ?f418"/><draw:equation draw:name="f420" draw:formula="?f156 + ?f2"/><draw:equation draw:name="f421" draw:formula="?f420 * ?f10 / ?f1"/><draw:equation draw:name="f422" draw:formula="0 - ?f421"/><draw:equation draw:name="f423" draw:formula="cos(?f422)"/><draw:equation draw:name="f424" draw:formula="0 - ?f423"/><draw:equation draw:name="f425" draw:formula="?f424 * ?f60"/><draw:equation draw:name="f426" draw:formula="sin(?f422)"/><draw:equation draw:name="f427" draw:formula="0 - ?f426"/><draw:equation draw:name="f428" draw:formula="?f427 * ?f112"/><draw:equation draw:name="f429" draw:formula="sqrt(?f425 * ?f425 + ?f428 * ?f428 + 0 * 0)"/><draw:equation draw:name="f430" draw:formula="?f60 * ?f112 / ?f429"/><draw:equation draw:name="f431" draw:formula="?f427 * ?f430"/><draw:equation draw:name="f432" draw:formula="?f404 - ?f431"/><draw:equation draw:name="f433" draw:formula="?f424 * ?f430"/><draw:equation draw:name="f434" draw:formula="?f406 - ?f433"/><draw:equation draw:name="f435" draw:formula="?f432 - ?f60"/><draw:equation draw:name="f436" draw:formula="?f434 - ?f112"/><draw:equation draw:name="f437" draw:formula="?f432 + ?f60"/><draw:equation draw:name="f438" draw:formula="?f434 + ?f112"/><draw:equation draw:name="f439" draw:formula="?f419 + ?f2"/><draw:equation draw:name="f440" draw:formula="?f439 * ?f10 / ?f1"/><draw:equation draw:name="f441" draw:formula="0 - ?f440"/><draw:equation draw:name="f442" draw:formula="cos(?f441)"/><draw:equation draw:name="f443" draw:formula="0 - ?f442"/><draw:equation draw:name="f444" draw:formula="?f443 * ?f60"/><draw:equation draw:name="f445" draw:formula="sin(?f441)"/><draw:equation draw:name="f446" draw:formula="0 - ?f445"/><draw:equation draw:name="f447" draw:formula="?f446 * ?f112"/><draw:equation draw:name="f448" draw:formula="sqrt(?f444 * ?f444 + ?f447 * ?f447 + 0 * 0)"/><draw:equation draw:name="f449" draw:formula="?f60 * ?f112 / ?f448"/><draw:equation draw:name="f450" draw:formula="?f446 * ?f449"/><draw:equation draw:name="f451" draw:formula="?f432 + ?f450"/><draw:equation draw:name="f452" draw:formula="?f443 * ?f449"/><draw:equation draw:name="f453" draw:formula="?f434 + ?f452"/><draw:equation draw:name="f454" draw:formula="if(?f418, ?f404, ?f435)"/><draw:equation draw:name="f455" draw:formula="if(?f418, ?f406, ?f436)"/><draw:equation draw:name="f456" draw:formula="if(?f418, ?f404, ?f437)"/><draw:equation draw:name="f457" draw:formula="if(?f418, ?f406, ?f438)"/><draw:equation draw:name="f458" draw:formula="if(?f418, ?f435, ?f451)"/><draw:equation draw:name="f459" draw:formula="if(?f418, ?f436, ?f453)"/><draw:equation draw:name="f460" draw:formula="if(?f418, ?f437, ?f451)"/><draw:equation draw:name="f461" draw:formula="if(?f418, ?f438, ?f453)"/><draw:equation draw:name="f462" draw:formula="21550000 - ?f159"/><draw:equation draw:name="f463" draw:formula="if(?f462, ?f159, 21550000)"/><draw:equation draw:name="f464" draw:formula="-21550000 - ?f463"/><draw:equation draw:name="f465" draw:formula="if(?f464, -21550000, ?f463)"/><draw:equation draw:name="f466" draw:formula="?f176 + ?f465"/><draw:equation draw:name="f467" draw:formula="?f176 + ?f2"/><draw:equation draw:name="f468" draw:formula="?f467 * ?f10 / ?f1"/><draw:equation draw:name="f469" draw:formula="0 - ?f468"/><draw:equation draw:name="f470" draw:formula="cos(?f469)"/><draw:equation draw:name="f471" draw:formula="0 - ?f470"/><draw:equation draw:name="f472" draw:formula="?f471 * ?f116"/><draw:equation draw:name="f473" draw:formula="sin(?f469)"/><draw:equation draw:name="f474" draw:formula="0 - ?f473"/><draw:equation draw:name="f475" draw:formula="?f474 * ?f117"/><draw:equation draw:name="f476" draw:formula="sqrt(?f472 * ?f472 + ?f475 * ?f475 + 0 * 0)"/><draw:equation draw:name="f477" draw:formula="?f116 * ?f117 / ?f476"/><draw:equation draw:name="f478" draw:formula="?f474 * ?f477"/><draw:equation draw:name="f479" draw:formula="?f18 - ?f478"/><draw:equation draw:name="f480" draw:formula="?f471 * ?f477"/><draw:equation draw:name="f481" draw:formula="?f23 - ?f480"/><draw:equation draw:name="f482" draw:formula="?f479 - ?f116"/><draw:equation draw:name="f483" draw:formula="?f481 - ?f117"/><draw:equation draw:name="f484" draw:formula="?f479 + ?f116"/><draw:equation draw:name="f485" draw:formula="?f481 + ?f117"/><draw:equation draw:name="f486" draw:formula="?f466 + ?f2"/><draw:equation draw:name="f487" draw:formula="?f486 * ?f10 / ?f1"/><draw:equation draw:name="f488" draw:formula="0 - ?f487"/><draw:equation draw:name="f489" draw:formula="cos(?f488)"/><draw:equation draw:name="f490" draw:formula="0 - ?f489"/><draw:equation draw:name="f491" draw:formula="?f490 * ?f116"/><draw:equation draw:name="f492" draw:formula="sin(?f488)"/><draw:equation draw:name="f493" draw:formula="0 - ?f492"/><draw:equation draw:name="f494" draw:formula="?f493 * ?f117"/><draw:equation draw:name="f495" draw:formula="sqrt(?f491 * ?f491 + ?f494 * ?f494 + 0 * 0)"/><draw:equation draw:name="f496" draw:formula="?f116 * ?f117 / ?f495"/><draw:equation draw:name="f497" draw:formula="?f493 * ?f496"/><draw:equation draw:name="f498" draw:formula="?f479 + ?f497"/><draw:equation draw:name="f499" draw:formula="?f490 * ?f496"/><draw:equation draw:name="f500" draw:formula="?f481 + ?f499"/><draw:equation draw:name="f501" draw:formula="if(?f465, ?f18, ?f482)"/><draw:equation draw:name="f502" draw:formula="if(?f465, ?f23, ?f483)"/><draw:equation draw:name="f503" draw:formula="if(?f465, ?f18, ?f484)"/><draw:equation draw:name="f504" draw:formula="if(?f465, ?f23, ?f485)"/><draw:equation draw:name="f505" draw:formula="if(?f465, ?f482, ?f498)"/><draw:equation draw:name="f506" draw:formula="if(?f465, ?f483, ?f500)"/><draw:equation draw:name="f507" draw:formula="if(?f465, ?f484, ?f498)"/><draw:equation draw:name="f508" draw:formula="if(?f465, ?f485, ?f500)"/><draw:equation draw:name="f509" draw:formula="21550000 - ?f162"/><draw:equation draw:name="f510" draw:formula="if(?f509, ?f162, 21550000)"/><draw:equation draw:name="f511" draw:formula="-21550000 - ?f510"/><draw:equation draw:name="f512" draw:formula="if(?f511, -21550000, ?f510)"/><draw:equation draw:name="f513" draw:formula="?f177 + ?f512"/><draw:equation draw:name="f514" draw:formula="?f177 + ?f2"/><draw:equation draw:name="f515" draw:formula="?f514 * ?f10 / ?f1"/><draw:equation draw:name="f516" draw:formula="0 - ?f515"/><draw:equation draw:name="f517" draw:formula="cos(?f516)"/><draw:equation draw:name="f518" draw:formula="0 - ?f517"/><draw:equation draw:name="f519" draw:formula="?f518 * ?f122"/><draw:equation draw:name="f520" draw:formula="sin(?f516)"/><draw:equation draw:name="f521" draw:formula="0 - ?f520"/><draw:equation draw:name="f522" draw:formula="?f521 * ?f123"/><draw:equation draw:name="f523" draw:formula="sqrt(?f519 * ?f519 + ?f522 * ?f522 + 0 * 0)"/><draw:equation draw:name="f524" draw:formula="?f122 * ?f123 / ?f523"/><draw:equation draw:name="f525" draw:formula="?f521 * ?f524"/><draw:equation draw:name="f526" draw:formula="?f498 - ?f525"/><draw:equation draw:name="f527" draw:formula="?f518 * ?f524"/><draw:equation draw:name="f528" draw:formula="?f500 - ?f527"/><draw:equation draw:name="f529" draw:formula="?f526 - ?f122"/><draw:equation draw:name="f530" draw:formula="?f528 - ?f123"/><draw:equation draw:name="f531" draw:formula="?f526 + ?f122"/><draw:equation draw:name="f532" draw:formula="?f528 + ?f123"/><draw:equation draw:name="f533" draw:formula="?f513 + ?f2"/><draw:equation draw:name="f534" draw:formula="?f533 * ?f10 / ?f1"/><draw:equation draw:name="f535" draw:formula="0 - ?f534"/><draw:equation draw:name="f536" draw:formula="cos(?f535)"/><draw:equation draw:name="f537" draw:formula="0 - ?f536"/><draw:equation draw:name="f538" draw:formula="?f537 * ?f122"/><draw:equation draw:name="f539" draw:formula="sin(?f535)"/><draw:equation draw:name="f540" draw:formula="0 - ?f539"/><draw:equation draw:name="f541" draw:formula="?f540 * ?f123"/><draw:equation draw:name="f542" draw:formula="sqrt(?f538 * ?f538 + ?f541 * ?f541 + 0 * 0)"/><draw:equation draw:name="f543" draw:formula="?f122 * ?f123 / ?f542"/><draw:equation draw:name="f544" draw:formula="?f540 * ?f543"/><draw:equation draw:name="f545" draw:formula="?f526 + ?f544"/><draw:equation draw:name="f546" draw:formula="?f537 * ?f543"/><draw:equation draw:name="f547" draw:formula="?f528 + ?f546"/><draw:equation draw:name="f548" draw:formula="if(?f512, ?f498, ?f529)"/><draw:equation draw:name="f549" draw:formula="if(?f512, ?f500, ?f530)"/><draw:equation draw:name="f550" draw:formula="if(?f512, ?f498, ?f531)"/><draw:equation draw:name="f551" draw:formula="if(?f512, ?f500, ?f532)"/><draw:equation draw:name="f552" draw:formula="if(?f512, ?f529, ?f545)"/><draw:equation draw:name="f553" draw:formula="if(?f512, ?f530, ?f547)"/><draw:equation draw:name="f554" draw:formula="if(?f512, ?f531, ?f545)"/><draw:equation draw:name="f555" draw:formula="if(?f512, ?f532, ?f547)"/><draw:equation draw:name="f556" draw:formula="21550000 - ?f130"/><draw:equation draw:name="f557" draw:formula="if(?f556, ?f130, 21550000)"/><draw:equation draw:name="f558" draw:formula="-21550000 - ?f557"/><draw:equation draw:name="f559" draw:formula="if(?f558, -21550000, ?f557)"/><draw:equation draw:name="f560" draw:formula="?f163 + ?f559"/><draw:equation draw:name="f561" draw:formula="?f163 + ?f2"/><draw:equation draw:name="f562" draw:formula="?f561 * ?f10 / ?f1"/><draw:equation draw:name="f563" draw:formula="0 - ?f562"/><draw:equation draw:name="f564" draw:formula="cos(?f563)"/><draw:equation draw:name="f565" draw:formula="0 - ?f564"/><draw:equation draw:name="f566" draw:formula="?f565 * ?f67"/><draw:equation draw:name="f567" draw:formula="sin(?f563)"/><draw:equation draw:name="f568" draw:formula="0 - ?f567"/><draw:equation draw:name="f569" draw:formula="?f568 * ?f79"/><draw:equation draw:name="f570" draw:formula="sqrt(?f566 * ?f566 + ?f569 * ?f569 + 0 * 0)"/><draw:equation draw:name="f571" draw:formula="?f67 * ?f79 / ?f570"/><draw:equation draw:name="f572" draw:formula="?f568 * ?f571"/><draw:equation draw:name="f573" draw:formula="?f545 - ?f572"/><draw:equation draw:name="f574" draw:formula="?f565 * ?f571"/><draw:equation draw:name="f575" draw:formula="?f547 - ?f574"/><draw:equation draw:name="f576" draw:formula="?f573 - ?f67"/><draw:equation draw:name="f577" draw:formula="?f575 - ?f79"/><draw:equation draw:name="f578" draw:formula="?f573 + ?f67"/><draw:equation draw:name="f579" draw:formula="?f575 + ?f79"/><draw:equation draw:name="f580" draw:formula="?f560 + ?f2"/><draw:equation draw:name="f581" draw:formula="?f580 * ?f10 / ?f1"/><draw:equation draw:name="f582" draw:formula="0 - ?f581"/><draw:equation draw:name="f583" draw:formula="cos(?f582)"/><draw:equation draw:name="f584" draw:formula="0 - ?f583"/><draw:equation draw:name="f585" draw:formula="?f584 * ?f67"/><draw:equation draw:name="f586" draw:formula="sin(?f582)"/><draw:equation draw:name="f587" draw:formula="0 - ?f586"/><draw:equation draw:name="f588" draw:formula="?f587 * ?f79"/><draw:equation draw:name="f589" draw:formula="sqrt(?f585 * ?f585 + ?f588 * ?f588 + 0 * 0)"/><draw:equation draw:name="f590" draw:formula="?f67 * ?f79 / ?f589"/><draw:equation draw:name="f591" draw:formula="?f587 * ?f590"/><draw:equation draw:name="f592" draw:formula="?f573 + ?f591"/><draw:equation draw:name="f593" draw:formula="?f584 * ?f590"/><draw:equation draw:name="f594" draw:formula="?f575 + ?f593"/><draw:equation draw:name="f595" draw:formula="if(?f559, ?f545, ?f576)"/><draw:equation draw:name="f596" draw:formula="if(?f559, ?f547, ?f577)"/><draw:equation draw:name="f597" draw:formula="if(?f559, ?f545, ?f578)"/><draw:equation draw:name="f598" draw:formula="if(?f559, ?f547, ?f579)"/><draw:equation draw:name="f599" draw:formula="if(?f559, ?f576, ?f592)"/><draw:equation draw:name="f600" draw:formula="if(?f559, ?f577, ?f594)"/><draw:equation draw:name="f601" draw:formula="if(?f559, ?f578, ?f592)"/><draw:equation draw:name="f602" draw:formula="if(?f559, ?f579, ?f594)"/><draw:equation draw:name="f603" draw:formula="21550000 - ?f166"/><draw:equation draw:name="f604" draw:formula="if(?f603, ?f166, 21550000)"/><draw:equation draw:name="f605" draw:formula="-21550000 - ?f604"/><draw:equation draw:name="f606" draw:formula="if(?f605, -21550000, ?f604)"/><draw:equation draw:name="f607" draw:formula="?f178 + ?f606"/><draw:equation draw:name="f608" draw:formula="?f178 + ?f2"/><draw:equation draw:name="f609" draw:formula="?f608 * ?f10 / ?f1"/><draw:equation draw:name="f610" draw:formula="0 - ?f609"/><draw:equation draw:name="f611" draw:formula="cos(?f610)"/><draw:equation draw:name="f612" draw:formula="0 - ?f611"/><draw:equation draw:name="f613" draw:formula="?f612 * ?f131"/><draw:equation draw:name="f614" draw:formula="sin(?f610)"/><draw:equation draw:name="f615" draw:formula="0 - ?f614"/><draw:equation draw:name="f616" draw:formula="?f615 * ?f116"/><draw:equation draw:name="f617" draw:formula="sqrt(?f613 * ?f613 + ?f616 * ?f616 + 0 * 0)"/><draw:equation draw:name="f618" draw:formula="?f131 * ?f116 / ?f617"/><draw:equation draw:name="f619" draw:formula="?f615 * ?f618"/><draw:equation draw:name="f620" draw:formula="?f25 - ?f619"/><draw:equation draw:name="f621" draw:formula="?f612 * ?f618"/><draw:equation draw:name="f622" draw:formula="?f18 - ?f621"/><draw:equation draw:name="f623" draw:formula="?f620 - ?f131"/><draw:equation draw:name="f624" draw:formula="?f622 - ?f116"/><draw:equation draw:name="f625" draw:formula="?f620 + ?f131"/><draw:equation draw:name="f626" draw:formula="?f622 + ?f116"/><draw:equation draw:name="f627" draw:formula="?f607 + ?f2"/><draw:equation draw:name="f628" draw:formula="?f627 * ?f10 / ?f1"/><draw:equation draw:name="f629" draw:formula="0 - ?f628"/><draw:equation draw:name="f630" draw:formula="cos(?f629)"/><draw:equation draw:name="f631" draw:formula="0 - ?f630"/><draw:equation draw:name="f632" draw:formula="?f631 * ?f131"/><draw:equation draw:name="f633" draw:formula="sin(?f629)"/><draw:equation draw:name="f634" draw:formula="0 - ?f633"/><draw:equation draw:name="f635" draw:formula="?f634 * ?f116"/><draw:equation draw:name="f636" draw:formula="sqrt(?f632 * ?f632 + ?f635 * ?f635 + 0 * 0)"/><draw:equation draw:name="f637" draw:formula="?f131 * ?f116 / ?f636"/><draw:equation draw:name="f638" draw:formula="?f634 * ?f637"/><draw:equation draw:name="f639" draw:formula="?f620 + ?f638"/><draw:equation draw:name="f640" draw:formula="?f631 * ?f637"/><draw:equation draw:name="f641" draw:formula="?f622 + ?f640"/><draw:equation draw:name="f642" draw:formula="if(?f606, ?f25, ?f623)"/><draw:equation draw:name="f643" draw:formula="if(?f606, ?f18, ?f624)"/><draw:equation draw:name="f644" draw:formula="if(?f606, ?f25, ?f625)"/><draw:equation draw:name="f645" draw:formula="if(?f606, ?f18, ?f626)"/><draw:equation draw:name="f646" draw:formula="if(?f606, ?f623, ?f639)"/><draw:equation draw:name="f647" draw:formula="if(?f606, ?f624, ?f641)"/><draw:equation draw:name="f648" draw:formula="if(?f606, ?f625, ?f639)"/><draw:equation draw:name="f649" draw:formula="if(?f606, ?f626, ?f641)"/><draw:equation draw:name="f650" draw:formula="21550000 - ?f169"/><draw:equation draw:name="f651" draw:formula="if(?f650, ?f169, 21550000)"/><draw:equation draw:name="f652" draw:formula="-21550000 - ?f651"/><draw:equation draw:name="f653" draw:formula="if(?f652, -21550000, ?f651)"/><draw:equation draw:name="f654" draw:formula="?f179 + ?f653"/><draw:equation draw:name="f655" draw:formula="?f179 + ?f2"/><draw:equation draw:name="f656" draw:formula="?f655 * ?f10 / ?f1"/><draw:equation draw:name="f657" draw:formula="0 - ?f656"/><draw:equation draw:name="f658" draw:formula="cos(?f657)"/><draw:equation draw:name="f659" draw:formula="0 - ?f658"/><draw:equation draw:name="f660" draw:formula="?f659 * ?f136"/><draw:equation draw:name="f661" draw:formula="sin(?f657)"/><draw:equation draw:name="f662" draw:formula="0 - ?f661"/><draw:equation draw:name="f663" draw:formula="?f662 * ?f137"/><draw:equation draw:name="f664" draw:formula="sqrt(?f660 * ?f660 + ?f663 * ?f663 + 0 * 0)"/><draw:equation draw:name="f665" draw:formula="?f136 * ?f137 / ?f664"/><draw:equation draw:name="f666" draw:formula="?f662 * ?f665"/><draw:equation draw:name="f667" draw:formula="?f639 - ?f666"/><draw:equation draw:name="f668" draw:formula="?f659 * ?f665"/><draw:equation draw:name="f669" draw:formula="?f641 - ?f668"/><draw:equation draw:name="f670" draw:formula="?f667 - ?f136"/><draw:equation draw:name="f671" draw:formula="?f669 - ?f137"/><draw:equation draw:name="f672" draw:formula="?f667 + ?f136"/><draw:equation draw:name="f673" draw:formula="?f669 + ?f137"/><draw:equation draw:name="f674" draw:formula="?f654 + ?f2"/><draw:equation draw:name="f675" draw:formula="?f674 * ?f10 / ?f1"/><draw:equation draw:name="f676" draw:formula="0 - ?f675"/><draw:equation draw:name="f677" draw:formula="cos(?f676)"/><draw:equation draw:name="f678" draw:formula="0 - ?f677"/><draw:equation draw:name="f679" draw:formula="?f678 * ?f136"/><draw:equation draw:name="f680" draw:formula="sin(?f676)"/><draw:equation draw:name="f681" draw:formula="0 - ?f680"/><draw:equation draw:name="f682" draw:formula="?f681 * ?f137"/><draw:equation draw:name="f683" draw:formula="sqrt(?f679 * ?f679 + ?f682 * ?f682 + 0 * 0)"/><draw:equation draw:name="f684" draw:formula="?f136 * ?f137 / ?f683"/><draw:equation draw:name="f685" draw:formula="?f681 * ?f684"/><draw:equation draw:name="f686" draw:formula="?f667 + ?f685"/><draw:equation draw:name="f687" draw:formula="?f678 * ?f684"/><draw:equation draw:name="f688" draw:formula="?f669 + ?f687"/><draw:equation draw:name="f689" draw:formula="if(?f653, ?f639, ?f670)"/><draw:equation draw:name="f690" draw:formula="if(?f653, ?f641, ?f671)"/><draw:equation draw:name="f691" draw:formula="if(?f653, ?f639, ?f672)"/><draw:equation draw:name="f692" draw:formula="if(?f653, ?f641, ?f673)"/><draw:equation draw:name="f693" draw:formula="if(?f653, ?f670, ?f686)"/><draw:equation draw:name="f694" draw:formula="if(?f653, ?f671, ?f688)"/><draw:equation draw:name="f695" draw:formula="if(?f653, ?f672, ?f686)"/><draw:equation draw:name="f696" draw:formula="if(?f653, ?f673, ?f688)"/><draw:equation draw:name="f697" draw:formula="?f686 - ?f243"/><draw:equation draw:name="f698" draw:formula="?f688 - ?f245"/><draw:equation draw:name="f699" draw:formula="?f697 - ?f92"/><draw:equation draw:name="f700" draw:formula="?f698 - ?f60"/><draw:equation draw:name="f701" draw:formula="?f697 + ?f92"/><draw:equation draw:name="f702" draw:formula="?f698 + ?f60"/><draw:equation draw:name="f703" draw:formula="?f697 + ?f262"/><draw:equation draw:name="f704" draw:formula="?f698 + ?f264"/><draw:equation draw:name="f705" draw:formula="if(?f230, ?f686, ?f699)"/><draw:equation draw:name="f706" draw:formula="if(?f230, ?f688, ?f700)"/><draw:equation draw:name="f707" draw:formula="if(?f230, ?f686, ?f701)"/><draw:equation draw:name="f708" draw:formula="if(?f230, ?f688, ?f702)"/><draw:equation draw:name="f709" draw:formula="if(?f230, ?f699, ?f703)"/><draw:equation draw:name="f710" draw:formula="if(?f230, ?f700, ?f704)"/><draw:equation draw:name="f711" draw:formula="if(?f230, ?f701, ?f703)"/><draw:equation draw:name="f712" draw:formula="if(?f230, ?f702, ?f704)"/><draw:equation draw:name="f713" draw:formula="?f703 - ?f290"/><draw:equation draw:name="f714" draw:formula="?f704 - ?f292"/><draw:equation draw:name="f715" draw:formula="?f713 - ?f97"/><draw:equation draw:name="f716" draw:formula="?f714 - ?f53"/><draw:equation draw:name="f717" draw:formula="?f713 + ?f97"/><draw:equation draw:name="f718" draw:formula="?f714 + ?f53"/><draw:equation draw:name="f719" draw:formula="?f713 + ?f309"/><draw:equation draw:name="f720" draw:formula="?f714 + ?f311"/><draw:equation draw:name="f721" draw:formula="if(?f277, ?f703, ?f715)"/><draw:equation draw:name="f722" draw:formula="if(?f277, ?f704, ?f716)"/><draw:equation draw:name="f723" draw:formula="if(?f277, ?f703, ?f717)"/><draw:equation draw:name="f724" draw:formula="if(?f277, ?f704, ?f718)"/><draw:equation draw:name="f725" draw:formula="if(?f277, ?f715, ?f719)"/><draw:equation draw:name="f726" draw:formula="if(?f277, ?f716, ?f720)"/><draw:equation draw:name="f727" draw:formula="if(?f277, ?f717, ?f719)"/><draw:equation draw:name="f728" draw:formula="if(?f277, ?f718, ?f720)"/><draw:equation draw:name="f729" draw:formula="21550000 - ?f171"/><draw:equation draw:name="f730" draw:formula="if(?f729, ?f171, 21550000)"/><draw:equation draw:name="f731" draw:formula="-21550000 - ?f730"/><draw:equation draw:name="f732" draw:formula="if(?f731, -21550000, ?f730)"/><draw:equation draw:name="f733" draw:formula="?f170 + ?f732"/><draw:equation draw:name="f734" draw:formula="?f170 + ?f2"/><draw:equation draw:name="f735" draw:formula="?f734 * ?f10 / ?f1"/><draw:equation draw:name="f736" draw:formula="0 - ?f735"/><draw:equation draw:name="f737" draw:formula="cos(?f736)"/><draw:equation draw:name="f738" draw:formula="0 - ?f737"/><draw:equation draw:name="f739" draw:formula="?f738 * ?f102"/><draw:equation draw:name="f740" draw:formula="sin(?f736)"/><draw:equation draw:name="f741" draw:formula="0 - ?f740"/><draw:equation draw:name="f742" draw:formula="?f741 * ?f85"/><draw:equation draw:name="f743" draw:formula="sqrt(?f739 * ?f739 + ?f742 * ?f742 + 0 * 0)"/><draw:equation draw:name="f744" draw:formula="?f102 * ?f85 / ?f743"/><draw:equation draw:name="f745" draw:formula="?f741 * ?f744"/><draw:equation draw:name="f746" draw:formula="?f719 - ?f745"/><draw:equation draw:name="f747" draw:formula="?f738 * ?f744"/><draw:equation draw:name="f748" draw:formula="?f720 - ?f747"/><draw:equation draw:name="f749" draw:formula="?f746 - ?f102"/><draw:equation draw:name="f750" draw:formula="?f748 - ?f85"/><draw:equation draw:name="f751" draw:formula="?f746 + ?f102"/><draw:equation draw:name="f752" draw:formula="?f748 + ?f85"/><draw:equation draw:name="f753" draw:formula="?f733 + ?f2"/><draw:equation draw:name="f754" draw:formula="?f753 * ?f10 / ?f1"/><draw:equation draw:name="f755" draw:formula="0 - ?f754"/><draw:equation draw:name="f756" draw:formula="cos(?f755)"/><draw:equation draw:name="f757" draw:formula="0 - ?f756"/><draw:equation draw:name="f758" draw:formula="?f757 * ?f102"/><draw:equation draw:name="f759" draw:formula="sin(?f755)"/><draw:equation draw:name="f760" draw:formula="0 - ?f759"/><draw:equation draw:name="f761" draw:formula="?f760 * ?f85"/><draw:equation draw:name="f762" draw:formula="sqrt(?f758 * ?f758 + ?f761 * ?f761 + 0 * 0)"/><draw:equation draw:name="f763" draw:formula="?f102 * ?f85 / ?f762"/><draw:equation draw:name="f764" draw:formula="?f760 * ?f763"/><draw:equation draw:name="f765" draw:formula="?f746 + ?f764"/><draw:equation draw:name="f766" draw:formula="?f757 * ?f763"/><draw:equation draw:name="f767" draw:formula="?f748 + ?f766"/><draw:equation draw:name="f768" draw:formula="if(?f732, ?f719, ?f749)"/><draw:equation draw:name="f769" draw:formula="if(?f732, ?f720, ?f750)"/><draw:equation draw:name="f770" draw:formula="if(?f732, ?f719, ?f751)"/><draw:equation draw:name="f771" draw:formula="if(?f732, ?f720, ?f752)"/><draw:equation draw:name="f772" draw:formula="if(?f732, ?f749, ?f765)"/><draw:equation draw:name="f773" draw:formula="if(?f732, ?f750, ?f767)"/><draw:equation draw:name="f774" draw:formula="if(?f732, ?f751, ?f765)"/><draw:equation draw:name="f775" draw:formula="if(?f732, ?f752, ?f767)"/><draw:equation draw:name="f776" draw:formula="21550000 - ?f144"/><draw:equation draw:name="f777" draw:formula="if(?f776, ?f144, 21550000)"/><draw:equation draw:name="f778" draw:formula="-21550000 - ?f777"/><draw:equation draw:name="f779" draw:formula="if(?f778, -21550000, ?f777)"/><draw:equation draw:name="f780" draw:formula="?f172 + ?f779"/><draw:equation draw:name="f781" draw:formula="?f172 + ?f2"/><draw:equation draw:name="f782" draw:formula="?f781 * ?f10 / ?f1"/><draw:equation draw:name="f783" draw:formula="0 - ?f782"/><draw:equation draw:name="f784" draw:formula="cos(?f783)"/><draw:equation draw:name="f785" draw:formula="0 - ?f784"/><draw:equation draw:name="f786" draw:formula="?f785 * ?f60"/><draw:equation draw:name="f787" draw:formula="sin(?f783)"/><draw:equation draw:name="f788" draw:formula="0 - ?f787"/><draw:equation draw:name="f789" draw:formula="?f788 * ?f88"/><draw:equation draw:name="f790" draw:formula="sqrt(?f786 * ?f786 + ?f789 * ?f789 + 0 * 0)"/><draw:equation draw:name="f791" draw:formula="?f60 * ?f88 / ?f790"/><draw:equation draw:name="f792" draw:formula="?f788 * ?f791"/><draw:equation draw:name="f793" draw:formula="?f18 - ?f792"/><draw:equation draw:name="f794" draw:formula="?f785 * ?f791"/><draw:equation draw:name="f795" draw:formula="?f19 - ?f794"/><draw:equation draw:name="f796" draw:formula="?f793 - ?f60"/><draw:equation draw:name="f797" draw:formula="?f795 - ?f88"/><draw:equation draw:name="f798" draw:formula="?f793 + ?f60"/><draw:equation draw:name="f799" draw:formula="?f795 + ?f88"/><draw:equation draw:name="f800" draw:formula="?f780 + ?f2"/><draw:equation draw:name="f801" draw:formula="?f800 * ?f10 / ?f1"/><draw:equation draw:name="f802" draw:formula="0 - ?f801"/><draw:equation draw:name="f803" draw:formula="cos(?f802)"/><draw:equation draw:name="f804" draw:formula="0 - ?f803"/><draw:equation draw:name="f805" draw:formula="?f804 * ?f60"/><draw:equation draw:name="f806" draw:formula="sin(?f802)"/><draw:equation draw:name="f807" draw:formula="0 - ?f806"/><draw:equation draw:name="f808" draw:formula="?f807 * ?f88"/><draw:equation draw:name="f809" draw:formula="sqrt(?f805 * ?f805 + ?f808 * ?f808 + 0 * 0)"/><draw:equation draw:name="f810" draw:formula="?f60 * ?f88 / ?f809"/><draw:equation draw:name="f811" draw:formula="?f807 * ?f810"/><draw:equation draw:name="f812" draw:formula="?f793 + ?f811"/><draw:equation draw:name="f813" draw:formula="?f804 * ?f810"/><draw:equation draw:name="f814" draw:formula="?f795 + ?f813"/><draw:equation draw:name="f815" draw:formula="if(?f779, ?f18, ?f796)"/><draw:equation draw:name="f816" draw:formula="if(?f779, ?f19, ?f797)"/><draw:equation draw:name="f817" draw:formula="if(?f779, ?f18, ?f798)"/><draw:equation draw:name="f818" draw:formula="if(?f779, ?f19, ?f799)"/><draw:equation draw:name="f819" draw:formula="if(?f779, ?f796, ?f812)"/><draw:equation draw:name="f820" draw:formula="if(?f779, ?f797, ?f814)"/><draw:equation draw:name="f821" draw:formula="if(?f779, ?f798, ?f812)"/><draw:equation draw:name="f822" draw:formula="if(?f779, ?f799, ?f814)"/></draw:enhanced-geometry></draw:custom-shape><text:span text:style-name="Default_20_Paragraph_20_Font"><text:span text:style-name="T3">Email</text:span></text:span><text:span text:style-name="Default_20_Paragraph_20_Font"><text:span text:style-name="T3"> : </text:span></text:span><text:a xlink:type="simple" xlink:href="mailto:maghen2@gmail.com" office:target-frame-name="_top" xlink:show="replace"><text:span text:style-name="Default_20_Paragraph_20_Font"><text:span text:style-name="T3">maghen2@gmail.com</text:span></text:span></text:a></text:p>
      <text:p text:style-name="P5"><text:span text:style-name="Default_20_Paragraph_20_Font"><text:span text:style-name="T3">Site Web : </text:span></text:span><text:a xlink:type="simple" xlink:href="http://www.maghen.org/" office:target-frame-name="_top" xlink:show="replace"><text:span text:style-name="Default_20_Paragraph_20_Font"><text:span text:style-name="T3">www.maghen.org</text:span></text:span></text:a></text:p>
      <text:p text:style-name="Heading"><text:span text:style-name="Default_20_Paragraph_20_Font"><text:span text:style-name="T5"><text:s/></text:span></text:span><text:span text:style-name="Default_20_Paragraph_20_Font"><text:span text:style-name="T6">OFFRE DE SERVICES EN COMMUNICATION, MARKETING</text:span></text:span></text:p>
      <text:p text:style-name="P8">ET CRÉATION DE SITES WEB</text:p>
      <text:p text:style-name="P9"/>
      <text:table-of-content text:style-name="Sect1" text:name="_TOC6">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able des matières</text:p>
          <text:p text:style-name="Contents_20_1"><text:a xlink:type="simple" xlink:href="#__RefHeading__5644_520866094" office:target-frame-name="_top" xlink:show="replace">INTRODUCTION<text:tab/>2</text:a></text:p>
          <text:p text:style-name="Contents_20_1"><text:a xlink:type="simple" xlink:href="#__RefHeading__385_2020793472" office:target-frame-name="_top" xlink:show="replace">I.OFFRE DE SERVICES DE MARKETING<text:tab/>2</text:a></text:p>
          <text:p text:style-name="Contents_20_2"><text:a xlink:type="simple" xlink:href="#__RefHeading__1020_2020793472" office:target-frame-name="_top" xlink:show="replace"><text:s/>I.1 ÉTUDE DE MARCHÉ<text:tab/>2</text:a></text:p>
          <text:p text:style-name="Contents_20_2"><text:a xlink:type="simple" xlink:href="#__RefHeading__1022_2020793472" office:target-frame-name="_top" xlink:show="replace"><text:s/>I.2 STRATÉGIE ET PLAN MARKETING<text:tab/>3</text:a></text:p>
          <text:p text:style-name="Contents_20_2"><text:a xlink:type="simple" xlink:href="#__RefHeading__1024_2020793472" office:target-frame-name="_top" xlink:show="replace"><text:s/>I.3 PLAN D’ACTION<text:tab/>3</text:a></text:p>
          <text:p text:style-name="Contents_20_2"><text:a xlink:type="simple" xlink:href="#__RefHeading__1026_2020793472" office:target-frame-name="_top" xlink:show="replace"><text:s/>I.4 MARKETING INTERNET<text:tab/>4</text:a></text:p>
          <text:p text:style-name="Contents_20_1"><text:a xlink:type="simple" xlink:href="#__RefHeading__387_2020793472" office:target-frame-name="_top" xlink:show="replace">II.OFFRE DE SERVICES DE COMMUNICATION<text:tab/>4</text:a></text:p>
          <text:p text:style-name="Contents_20_2"><text:a xlink:type="simple" xlink:href="#__RefHeading__796_2020793472" office:target-frame-name="_top" xlink:show="replace"><text:s/>II.1 Faites moi confiance dés qu'il s'agit de :<text:tab/>5</text:a></text:p>
          <text:p text:style-name="Contents_20_1"><text:a xlink:type="simple" xlink:href="#__RefHeading__389_2020793472" office:target-frame-name="_top" xlink:show="replace">III.OFFRE DE SERVICES DE WEBMASTERING<text:tab/>6</text:a></text:p>
          <text:p text:style-name="Contents_20_2"><text:a xlink:type="simple" xlink:href="#__RefHeading__391_2020793472" office:target-frame-name="_top" xlink:show="replace"><text:s/>III.1 L’UTILITÉ D’AVOIR UN SITE WEB<text:tab/>6</text:a></text:p>
          <text:p text:style-name="Contents_20_2"><text:a xlink:type="simple" xlink:href="#__RefHeading__393_2020793472" office:target-frame-name="_top" xlink:show="replace"><text:s/>III.2 VOTRE SITE WEB EN CINQ (05) ETAPES<text:tab/>6</text:a></text:p>
          <text:p text:style-name="Contents_20_3"><text:a xlink:type="simple" xlink:href="#__RefHeading__395_2020793472" office:target-frame-name="_top" xlink:show="replace"><text:s/>III.2.1 CONCEPTION<text:tab/>7</text:a></text:p>
          <text:p text:style-name="Contents_20_3"><text:a xlink:type="simple" xlink:href="#__RefHeading__397_2020793472" office:target-frame-name="_top" xlink:show="replace"><text:s/>III.2.2 RÉALISATION<text:tab/>7</text:a></text:p>
          <text:p text:style-name="Contents_20_3"><text:a xlink:type="simple" xlink:href="#__RefHeading__399_2020793472" office:target-frame-name="_top" xlink:show="replace"><text:s/>III.2.3 HÉBERGEMENT<text:tab/>7</text:a></text:p>
          <text:p text:style-name="Contents_20_3"><text:soft-page-break/><text:a xlink:type="simple" xlink:href="#__RefHeading__401_2020793472" office:target-frame-name="_top" xlink:show="replace"><text:s/>III.2.4 MARKETING<text:tab/>8</text:a></text:p>
          <text:p text:style-name="Contents_20_3"><text:a xlink:type="simple" xlink:href="#__RefHeading__403_2020793472" office:target-frame-name="_top" xlink:show="replace"><text:s/>III.2.5 EXPLOITATION <text:tab/>8</text:a></text:p>
          <text:p text:style-name="Contents_20_1"><text:a xlink:type="simple" xlink:href="#__RefHeading__5668_520866094" office:target-frame-name="_top" xlink:show="replace">CONCLUSION<text:tab/>8</text:a></text:p>
          <text:p text:style-name="Contents_20_1"><text:a xlink:type="simple" xlink:href="#__RefHeading__5670_520866094" office:target-frame-name="_top" xlink:show="replace">QUELQUES RÉFÉRENCES<text:tab/>8</text:a></text:p>
        </text:index-body>
      </text:table-of-content>
      <text:h text:style-name="Heading_20_1" text:outline-level="1"><text:bookmark text:name="__RefHeading__5644_520866094"/>INTRODUCTION<text:bookmark-end text:name="__RefHeading__5644_520866094"/></text:h>
      <text:p text:style-name="P12"><text:span text:style-name="Default_20_Paragraph_20_Font"><text:span text:style-name="T7">J'offre un service complet qui couvre les domaines du</text:span></text:span><text:span text:style-name="Default_20_Paragraph_20_Font"><text:span text:style-name="T9"> Marketing</text:span></text:span><text:span text:style-name="Default_20_Paragraph_20_Font"><text:span text:style-name="T7">, de la C</text:span></text:span><text:span text:style-name="Default_20_Paragraph_20_Font"><text:span text:style-name="T9">ommunication</text:span></text:span><text:span text:style-name="Default_20_Paragraph_20_Font"><text:span text:style-name="T7"> et de la </text:span></text:span><text:span text:style-name="Default_20_Paragraph_20_Font"><text:span text:style-name="T9">Programmation Infor</text:span></text:span><text:span text:style-name="Default_20_Paragraph_20_Font"><text:span text:style-name="T9">matique</text:span></text:span><text:span text:style-name="Default_20_Paragraph_20_Font"><text:span text:style-name="T7">.</text:span></text:span></text:p>
      <text:p text:style-name="P12"><text:span text:style-name="Default_20_Paragraph_20_Font"><text:span text:style-name="T9">10 années d’expérience</text:span></text:span><text:span text:style-name="Default_20_Paragraph_20_Font"><text:span text:style-name="T7"> professionnelle dans ces domaines m'ont permis une excellente maîtrise des outils d'élaboration et d’implémentation de solutions efficaces. Ainsi ma formation pluridisciplinaire répond aux exigences des différents postes que</text:span></text:span><text:span text:style-name="Default_20_Paragraph_20_Font"><text:span text:style-name="T7"> j'ai eu à occuper dans divers entreprises. Ce ci m'a amené à me spécialisé en </text:span></text:span><text:span text:style-name="Default_20_Paragraph_20_Font"><text:span text:style-name="T9">Communication Marketing Intégrée </text:span></text:span><text:span text:style-name="Default_20_Paragraph_20_Font"><text:span text:style-name="T10">(CMI)</text:span></text:span><text:span text:style-name="Default_20_Paragraph_20_Font"><text:span text:style-name="T7">.</text:span></text:span></text:p>
      <text:p text:style-name="P12"><text:span text:style-name="Default_20_Paragraph_20_Font"><text:span text:style-name="T7">Ma mission est de collaborer avec une variété de clients et une équipe d'employés motivés et responsables, afin d'offrir des solutions i</text:span></text:span><text:span text:style-name="Default_20_Paragraph_20_Font"><text:span text:style-name="T7">nnovatrices, en ayant toujours en tête l'obligation de résultats. En effet, Au cours de ma carrière, j'ai tout particulièrement mis l'accent sur </text:span></text:span><text:span text:style-name="Default_20_Paragraph_20_Font"><text:span text:style-name="T9">l'amélioration des procédés internes et l'augmentation du chiffre d'affaires</text:span></text:span><text:span text:style-name="Default_20_Paragraph_20_Font"><text:span text:style-name="T7">.</text:span></text:span></text:p>
      <text:p text:style-name="P12"><text:span text:style-name="Default_20_Paragraph_20_Font"><text:span text:style-name="T7">Comme vous pourrez le constater </text:span></text:span><text:span text:style-name="Default_20_Paragraph_20_Font"><text:span text:style-name="T7">à la lecture de </text:span></text:span><text:span text:style-name="Default_20_Paragraph_20_Font"><text:span text:style-name="T9">mon CV</text:span></text:span><text:span text:style-name="Default_20_Paragraph_20_Font"><text:span text:style-name="T7">, je suis un habitué des univers </text:span></text:span><text:span text:style-name="Default_20_Paragraph_20_Font"><text:span text:style-name="T9">dynamiques et exigeants</text:span></text:span><text:span text:style-name="Default_20_Paragraph_20_Font"><text:span text:style-name="T7">. </text:span></text:span><text:span text:style-name="Default_20_Paragraph_20_Font"><text:span text:style-name="T7">Je</text:span></text:span><text:span text:style-name="Default_20_Paragraph_20_Font"><text:span text:style-name="T7"> recherche aujourd’hui de nouveaux défis à relever dans lesquelles je pourrais mettre à profit aussi bien mon expérience que mes qualités relationnelles. Je me tiens à votre </text:span></text:span><text:span text:style-name="Default_20_Paragraph_20_Font"><text:span text:style-name="T7">disposition pour toute information complémentaire.</text:span></text:span></text:p>
      <text:h text:style-name="Heading_20_1" text:outline-level="1" text:restart-numbering="true" text:start-value="1"><text:bookmark text:name="__RefHeading__385_2020793472"/>OFFRE DE SERVICES DE MARKETING<text:bookmark-end text:name="__RefHeading__385_2020793472"/></text:h>
      <text:h text:style-name="Heading_20_2" text:outline-level="2"><text:bookmark text:name="__RefHeading__1020_2020793472"/>ÉTUDE DE MARCHÉ<text:bookmark-end text:name="__RefHeading__1020_2020793472"/></text:h>
      <text:p text:style-name="Standard"><text:span text:style-name="Default_20_Paragraph_20_Font"><text:span text:style-name="T7">Dans la quête d’une meilleure compétitivité, les entreprises ont tendance à </text:span></text:span><text:span text:style-name="Default_20_Paragraph_20_Font"><text:span text:style-name="T7">tort</text:span></text:span><text:span text:style-name="Default_20_Paragraph_20_Font"><text:span text:style-name="T7">, de négliger le diagnostic stratégique du marché. Je combine différentes sour</text:span></text:span><text:span text:style-name="Default_20_Paragraph_20_Font"><text:span text:style-name="T7">ces d’informations afin d’établir un </text:span></text:span><text:span text:style-name="Default_20_Paragraph_20_Font"><text:span text:style-name="T9">audit de marché</text:span></text:span><text:span text:style-name="Default_20_Paragraph_20_Font"><text:span text:style-name="T7">. Le diagnostic stratégique de </text:span></text:span><text:soft-page-break/><text:span text:style-name="Default_20_Paragraph_20_Font"><text:span text:style-name="T7">marché n’est pas une simple analyse du marché mais permet d’identifier vos facteurs </text:span></text:span><text:span text:style-name="Default_20_Paragraph_20_Font"><text:span text:style-name="T9">clefs de succès</text:span></text:span><text:span text:style-name="Default_20_Paragraph_20_Font"><text:span text:style-name="T7">, </text:span></text:span><text:span text:style-name="Default_20_Paragraph_20_Font"><text:span text:style-name="T9">les opportunités</text:span></text:span><text:span text:style-name="Default_20_Paragraph_20_Font"><text:span text:style-name="T7"> de gain de compétitivité. Il permettra de dégager :</text:span></text:span></text:p>
      <text:list xml:id="list23462507" text:style-name="L1">
        <text:list-item>
          <text:p text:style-name="P16">Le périmètre et les évolutions de votre compétition</text:p>
        </text:list-item>
        <text:list-item>
          <text:p text:style-name="P16">Les points d’attractivité ou de supériorité concurrence</text:p>
        </text:list-item>
        <text:list-item>
          <text:p text:style-name="P16"><text:s/>Les attentes satisfaites ou non satisfaites du marché</text:p>
        </text:list-item>
        <text:list-item>
          <text:p text:style-name="P16"><text:s/>Les facteurs de risques et vos opportunités</text:p>
        </text:list-item>
      </text:list>
      <text:h text:style-name="Heading_20_2" text:outline-level="2"><text:bookmark text:name="__RefHeading__1022_2020793472"/>STRATÉGIE ET PLAN MARKETING<text:bookmark-end text:name="__RefHeading__1022_2020793472"/></text:h>
      <text:p text:style-name="Standard"><text:span text:style-name="Default_20_Paragraph_20_Font"><text:span text:style-name="T7">Investir un marché </text:span></text:span><text:span text:style-name="Default_20_Paragraph_20_Font"><text:span text:style-name="T7">suppose de connaître et de saisir ses leviers. Je vous </text:span></text:span><text:span text:style-name="Default_20_Paragraph_20_Font"><text:span text:style-name="T7">apporte</text:span></text:span><text:span text:style-name="Default_20_Paragraph_20_Font"><text:span text:style-name="T7"> le savoir-faire nécessaire pour décrypter les clefs de succès, et par ailleurs formaliser votre stratégie marketing. J'interviens également pour animer vos équipes dans la construction des </text:span></text:span><text:span text:style-name="Default_20_Paragraph_20_Font"><text:span text:style-name="T9">axe</text:span></text:span><text:span text:style-name="Default_20_Paragraph_20_Font"><text:span text:style-name="T9">s stratégiques</text:span></text:span><text:span text:style-name="Default_20_Paragraph_20_Font"><text:span text:style-name="T7"> annuels, définition d’</text:span></text:span><text:span text:style-name="Default_20_Paragraph_20_Font"><text:span text:style-name="T9">objectifs SMART</text:span></text:span><text:span text:style-name="Default_20_Paragraph_20_Font"><text:span text:style-name="T7"> et </text:span></text:span><text:span text:style-name="Default_20_Paragraph_20_Font"><text:span text:style-name="T9">plan marketing</text:span></text:span><text:span text:style-name="Default_20_Paragraph_20_Font"><text:span text:style-name="T7"> via des méthodes spécifiques. Il s'agira de vous aider à :</text:span></text:span></text:p>
      <text:list xml:id="list23462762" text:style-name="L2">
        <text:list-item>
          <text:p text:style-name="P17">Mieux comprendre votre clientèle</text:p>
        </text:list-item>
        <text:list-item>
          <text:p text:style-name="P17">Décrypter le mix et le positionnement de la concurrence</text:p>
        </text:list-item>
        <text:list-item>
          <text:p text:style-name="P17">Identifier les leviers de votre marché</text:p>
        </text:list-item>
        <text:list-item>
          <text:p text:style-name="P17">Définir les axes de développement et les actions à prioriser</text:p>
        </text:list-item>
        <text:list-item>
          <text:p text:style-name="P17">Mieux prendre en compte la concurrence</text:p>
        </text:list-item>
        <text:list-item>
          <text:p text:style-name="P17">Enrichir les plans marketing par un travail projectif</text:p>
        </text:list-item>
        <text:list-item>
          <text:p text:style-name="P17">Générer de l’anticipation et de la vision</text:p>
        </text:list-item>
        <text:list-item>
          <text:p text:style-name="P17">Définir les initiatives stratégiques</text:p>
        </text:list-item>
      </text:list>
      <text:h text:style-name="Heading_20_2" text:outline-level="2"><text:bookmark text:name="__RefHeading__1024_2020793472"/>PLAN D’ACTION<text:bookmark-end text:name="__RefHeading__1024_2020793472"/></text:h>
      <text:p text:style-name="P14">Ma démarche vise à capitaliser vos atouts pour co-construire avec vous une stratégie d’action cohérente. Nous partons d’un bilan commun de vos actions antérieures pour définir les actions à mettre en place tout au long du tunnel d’acquisition de prospects et clients. L’élaboration d’un plan d’action pourra être au <text:soft-page-break/>service de différents objectifs :</text:p>
      <text:list xml:id="list23447122" text:style-name="L3">
        <text:list-item>
          <text:p text:style-name="P18">Recrutement de nouveaux clients</text:p>
        </text:list-item>
        <text:list-item>
          <text:p text:style-name="P18">Plan de fidélisation clients</text:p>
        </text:list-item>
        <text:list-item>
          <text:p text:style-name="P18">Création de trafic</text:p>
        </text:list-item>
        <text:list-item>
          <text:p text:style-name="P18">Animation de réseau</text:p>
        </text:list-item>
        <text:list-item>
          <text:p text:style-name="P18">Animation point de vente</text:p>
        </text:list-item>
        <text:list-item>
          <text:p text:style-name="P18">Déploiement de stratégie évènementielle</text:p>
        </text:list-item>
      </text:list>
      <text:h text:style-name="Heading_20_2" text:outline-level="2"><text:bookmark text:name="__RefHeading__1026_2020793472"/>MARKETING INTERNET<text:bookmark-end text:name="__RefHeading__1026_2020793472"/></text:h>
      <text:p text:style-name="Standard"><text:span text:style-name="Default_20_Paragraph_20_Font"><text:span text:style-name="T7">Il ne suffit pas d’avoir une présence sur le web pour connaître du succès, encore faut-il acquérir, convertir et fidéliser vos clients. Votre entreprise est unique et vos stratégies de marketing internet doivent l’être aussi. Voilà pourquoi </text:span></text:span><text:span text:style-name="Default_20_Paragraph_20_Font"><text:span text:style-name="T7">dès</text:span></text:span><text:span text:style-name="Default_20_Paragraph_20_Font"><text:span text:style-name="T7"> le départ je </text:span></text:span><text:span text:style-name="Default_20_Paragraph_20_Font"><text:span text:style-name="T9">prends le temps de bien connaître</text:span></text:span><text:span text:style-name="Default_20_Paragraph_20_Font"><text:span text:style-name="T7"> votre entreprise, vos produits et services ainsi que vos concurrents afin de vous fournir des recommandations sur les meilleures façons d’</text:span></text:span><text:span text:style-name="Default_20_Paragraph_20_Font"><text:span text:style-name="T9">accroître vos revenus et d’améliorer les retombées</text:span></text:span><text:span text:style-name="Default_20_Paragraph_20_Font"><text:span text:style-name="T7"> de vos diverses </text:span></text:span><text:span text:style-name="Default_20_Paragraph_20_Font"><text:span text:style-name="T7">campagnes via le marketing internet. Voici </text:span></text:span><text:span text:style-name="Default_20_Paragraph_20_Font"><text:span text:style-name="T7">quelques-unes</text:span></text:span><text:span text:style-name="Default_20_Paragraph_20_Font"><text:span text:style-name="T7"> des techniques avec lesquelles je peux contribuer à votre succès :</text:span></text:span></text:p>
      <text:list xml:id="list23448234" text:style-name="L4">
        <text:list-item>
          <text:p text:style-name="P19">Audits marketing</text:p>
        </text:list-item>
        <text:list-item>
          <text:p text:style-name="P19"><text:s/>Séances de planification stratégique</text:p>
        </text:list-item>
        <text:list-item>
          <text:p text:style-name="P19"><text:s/>Plans marketing annuels et triennaux</text:p>
        </text:list-item>
        <text:list-item>
          <text:p text:style-name="P19"><text:s/>Techniques marketing à court terme</text:p>
        </text:list-item>
        <text:list-item>
          <text:p text:style-name="P19"><text:s/>Briefing de campagnes</text:p>
        </text:list-item>
        <text:list-item>
          <text:p text:style-name="P19"><text:s/>Planification de publication</text:p>
        </text:list-item>
        <text:list-item>
          <text:p text:style-name="P19"><text:s/>Projections ROI &amp; analyse de retombées</text:p>
        </text:list-item>
      </text:list>
      <text:h text:style-name="Heading_20_1" text:outline-level="1"><text:bookmark text:name="__RefHeading__387_2020793472"/>OFFRE DE SERVICES DE COMMUNICATION<text:bookmark-end text:name="__RefHeading__387_2020793472"/></text:h>
      <text:p text:style-name="Standard"><text:span text:style-name="Default_20_Paragraph_20_Font"><text:span text:style-name="T7">Plus qu'un simple conseiller, je m'investis avec vous dans la réalisation de vos objectifs. Je </text:span></text:span><text:span text:style-name="Default_20_Paragraph_20_Font"><text:span text:style-name="T7">serais</text:span></text:span><text:span text:style-name="Default_20_Paragraph_20_Font"><text:span text:style-name="T7"> un </text:span></text:span><text:span text:style-name="Default_20_Paragraph_20_Font"><text:span text:style-name="T9">solide partenaire</text:span></text:span><text:span text:style-name="Default_20_Paragraph_20_Font"><text:span text:style-name="T7"> de vos communications, de votre </text:span></text:span><text:soft-page-break/><text:span text:style-name="Default_20_Paragraph_20_Font"><text:span text:style-name="T7">développement d’affaires, de vos recherches d’opportunités et de renseignements d’affaires. Beaucoup plus qu’un simple prestataire de services, mon </text:span></text:span><text:span text:style-name="Default_20_Paragraph_20_Font"><text:span text:style-name="T9">réseau serra à votre service</text:span></text:span><text:span text:style-name="Default_20_Paragraph_20_Font"><text:span text:style-name="T7"> et travaillera pour vous, car seul les résulta</text:span></text:span><text:span text:style-name="Default_20_Paragraph_20_Font"><text:span text:style-name="T7">ts motivent mes interventions.</text:span></text:span></text:p>
      <text:p text:style-name="P14">De plus, mes interventions sont souvent un appui aux démarches déjà existantes dans l'entreprise. Mon action s’insérera donc dans vos plans.</text:p>
      <text:h text:style-name="Heading_20_2" text:outline-level="2"><text:bookmark text:name="__RefHeading__796_2020793472"/>Faites-moi confiance dès qu'il s'agit de :<text:bookmark-end text:name="__RefHeading__796_2020793472"/></text:h>
      <text:list xml:id="list23466576" text:style-name="L5">
        <text:list-item>
          <text:p text:style-name="P20"><text:span text:style-name="Default_20_Paragraph_20_Font"><text:span text:style-name="T7"><text:s/></text:span></text:span><text:span text:style-name="Default_20_Paragraph_20_Font"><text:span text:style-name="T9">Communiquer</text:span></text:span><text:span text:style-name="Default_20_Paragraph_20_Font"><text:span text:style-name="T7">, </text:span></text:span><text:span text:style-name="Default_20_Paragraph_20_Font"><text:span text:style-name="T9">influencer</text:span></text:span><text:span text:style-name="Default_20_Paragraph_20_Font"><text:span text:style-name="T7"> et </text:span></text:span><text:span text:style-name="Default_20_Paragraph_20_Font"><text:span text:style-name="T9">convaincre</text:span></text:span><text:span text:style-name="Default_20_Paragraph_20_Font"><text:span text:style-name="T7">;</text:span></text:span></text:p>
        </text:list-item>
        <text:list-item>
          <text:p text:style-name="P20"><text:span text:style-name="Default_20_Paragraph_20_Font"><text:span text:style-name="T9">Développer stratégiquement</text:span></text:span><text:span text:style-name="Default_20_Paragraph_20_Font"><text:span text:style-name="T7"> vos affaires;</text:span></text:span></text:p>
        </text:list-item>
        <text:list-item>
          <text:p text:style-name="P20"><text:span text:style-name="Default_20_Paragraph_20_Font"><text:span text:style-name="T7"><text:s/>Trouver la </text:span></text:span><text:span text:style-name="Default_20_Paragraph_20_Font"><text:span text:style-name="T9">bonne information</text:span></text:span><text:span text:style-name="Default_20_Paragraph_20_Font"><text:span text:style-name="T7">, le </text:span></text:span><text:span text:style-name="Default_20_Paragraph_20_Font"><text:span text:style-name="T9">bon renseignement</text:span></text:span><text:span text:style-name="Default_20_Paragraph_20_Font"><text:span text:style-name="T7">;</text:span></text:span></text:p>
        </text:list-item>
        <text:list-item>
          <text:p text:style-name="P20"><text:span text:style-name="Default_20_Paragraph_20_Font"><text:span text:style-name="T7"><text:s/>Élaborer le </text:span></text:span><text:span text:style-name="Default_20_Paragraph_20_Font"><text:span text:style-name="T9">bon argumentaire</text:span></text:span><text:span text:style-name="Default_20_Paragraph_20_Font"><text:span text:style-name="T7">;</text:span></text:span></text:p>
        </text:list-item>
        <text:list-item>
          <text:p text:style-name="P20"><text:span text:style-name="Default_20_Paragraph_20_Font"><text:span text:style-name="T7"><text:s/>Organiser et réaliser un </text:span></text:span><text:span text:style-name="Default_20_Paragraph_20_Font"><text:span text:style-name="T9">projet commercial</text:span></text:span><text:span text:style-name="Default_20_Paragraph_20_Font"><text:span text:style-name="T7">;</text:span></text:span></text:p>
        </text:list-item>
        <text:list-item>
          <text:p text:style-name="P20"><text:span text:style-name="Default_20_Paragraph_20_Font"><text:span text:style-name="T7"><text:s/>Rechercher les </text:span></text:span><text:span text:style-name="Default_20_Paragraph_20_Font"><text:span text:style-name="T9">opportunités</text:span></text:span><text:span text:style-name="Default_20_Paragraph_20_Font"><text:span text:style-name="T7">;</text:span></text:span></text:p>
        </text:list-item>
        <text:list-item>
          <text:p text:style-name="P20"><text:span text:style-name="Default_20_Paragraph_20_Font"><text:span text:style-name="T7"><text:s/>Trouver la </text:span></text:span><text:span text:style-name="Default_20_Paragraph_20_Font"><text:span text:style-name="T9">bonne ressource</text:span></text:span><text:span text:style-name="Default_20_Paragraph_20_Font"><text:span text:style-name="T7">;</text:span></text:span></text:p>
        </text:list-item>
        <text:list-item>
          <text:p text:style-name="P20"><text:span text:style-name="Default_20_Paragraph_20_Font"><text:span text:style-name="T7"><text:s/>Soutenir l</text:span></text:span><text:span text:style-name="Default_20_Paragraph_20_Font"><text:span text:style-name="T7">’</text:span></text:span><text:span text:style-name="Default_20_Paragraph_20_Font"><text:span text:style-name="T9">acceptation sociale d’un projet</text:span></text:span><text:span text:style-name="Default_20_Paragraph_20_Font"><text:span text:style-name="T7">;</text:span></text:span></text:p>
        </text:list-item>
        <text:list-item>
          <text:p text:style-name="P20"><text:span text:style-name="Default_20_Paragraph_20_Font"><text:span text:style-name="T7"><text:s/>Gérer et défendre </text:span></text:span><text:span text:style-name="Default_20_Paragraph_20_Font"><text:span text:style-name="T9">vos enjeux</text:span></text:span><text:span text:style-name="Default_20_Paragraph_20_Font"><text:span text:style-name="T7">;</text:span></text:span></text:p>
        </text:list-item>
        <text:list-item>
          <text:p text:style-name="P20"><text:span text:style-name="Default_20_Paragraph_20_Font"><text:span text:style-name="T7"><text:s/>Surveiller votre </text:span></text:span><text:span text:style-name="Default_20_Paragraph_20_Font"><text:span text:style-name="T9">environnement concurrentiel</text:span></text:span><text:span text:style-name="Default_20_Paragraph_20_Font"><text:span text:style-name="T7">;</text:span></text:span></text:p>
        </text:list-item>
        <text:list-item>
          <text:p text:style-name="P20"><text:span text:style-name="Default_20_Paragraph_20_Font"><text:span text:style-name="T7"><text:s/>Gérer l’</text:span></text:span><text:span text:style-name="Default_20_Paragraph_20_Font"><text:span text:style-name="T9">urgence</text:span></text:span><text:span text:style-name="Default_20_Paragraph_20_Font"><text:span text:style-name="T7">, les </text:span></text:span><text:span text:style-name="Default_20_Paragraph_20_Font"><text:span text:style-name="T9">risques</text:span></text:span><text:span text:style-name="Default_20_Paragraph_20_Font"><text:span text:style-name="T7"> et la </text:span></text:span><text:span text:style-name="Default_20_Paragraph_20_Font"><text:span text:style-name="T9">crise</text:span></text:span><text:span text:style-name="Default_20_Paragraph_20_Font"><text:span text:style-name="T7">;</text:span></text:span></text:p>
        </text:list-item>
        <text:list-item>
          <text:p text:style-name="P20"><text:span text:style-name="Default_20_Paragraph_20_Font"><text:span text:style-name="T7"><text:s/>Anticiper les </text:span></text:span><text:span text:style-name="Default_20_Paragraph_20_Font"><text:span text:style-name="T9">enjeux</text:span></text:span><text:span text:style-name="Default_20_Paragraph_20_Font"><text:span text:style-name="T7">, les </text:span></text:span><text:span text:style-name="Default_20_Paragraph_20_Font"><text:span text:style-name="T9">menaces</text:span></text:span><text:span text:style-name="Default_20_Paragraph_20_Font"><text:span text:style-name="T7">, les </text:span></text:span><text:span text:style-name="Default_20_Paragraph_20_Font"><text:span text:style-name="T9">opportunités</text:span></text:span><text:span text:style-name="Default_20_Paragraph_20_Font"><text:span text:style-name="T7">;</text:span></text:span></text:p>
        </text:list-item>
        <text:list-item>
          <text:p text:style-name="P20"><text:span text:style-name="Default_20_Paragraph_20_Font"><text:span text:style-name="T7"><text:s/>Analyser le </text:span></text:span><text:span text:style-name="Default_20_Paragraph_20_Font"><text:span text:style-name="T9">risque informationnel</text:span></text:span><text:span text:style-name="Default_20_Paragraph_20_Font"><text:span text:style-name="T7">;</text:span></text:span></text:p>
        </text:list-item>
        <text:list-item>
          <text:p text:style-name="P20"><text:span text:style-name="Default_20_Paragraph_20_Font"><text:span text:style-name="T7"><text:s/>Développer</text:span></text:span><text:span text:style-name="Default_20_Paragraph_20_Font"><text:span text:style-name="T7"> vos </text:span></text:span><text:span text:style-name="Default_20_Paragraph_20_Font"><text:span text:style-name="T9">affaires électroniques</text:span></text:span><text:span text:style-name="Default_20_Paragraph_20_Font"><text:span text:style-name="T7">;</text:span></text:span></text:p>
        </text:list-item>
        <text:list-item>
          <text:p text:style-name="P20"><text:span text:style-name="Default_20_Paragraph_20_Font"><text:span text:style-name="T7"><text:s/>Rationaliser votre démarche d'</text:span></text:span><text:span text:style-name="Default_20_Paragraph_20_Font"><text:span text:style-name="T9">innovation et de différenciation</text:span></text:span><text:span text:style-name="Default_20_Paragraph_20_Font"><text:span text:style-name="T7"> ;</text:span></text:span></text:p>
        </text:list-item>
        <text:list-item>
          <text:p text:style-name="P20"><text:span text:style-name="Default_20_Paragraph_20_Font"><text:span text:style-name="T7"><text:s/>Élaborer votre </text:span></text:span><text:span text:style-name="Default_20_Paragraph_20_Font"><text:span text:style-name="T9">plan de communication</text:span></text:span><text:span text:style-name="Default_20_Paragraph_20_Font"><text:span text:style-name="T7"> ;</text:span></text:span></text:p>
        </text:list-item>
        <text:list-item>
          <text:p text:style-name="P20"><text:span text:style-name="Default_20_Paragraph_20_Font"><text:span text:style-name="T7"><text:s/>Élaborer vos plans d'</text:span></text:span><text:span text:style-name="Default_20_Paragraph_20_Font"><text:span text:style-name="T9">introduction de nouveaux produits</text:span></text:span><text:span text:style-name="Default_20_Paragraph_20_Font"><text:span text:style-name="T7"> et </text:span></text:span><text:span text:style-name="Default_20_Paragraph_20_Font"><text:span text:style-name="T9">services</text:span></text:span><text:span text:style-name="Default_20_Paragraph_20_Font"><text:span text:style-name="T7"> ;</text:span></text:span></text:p>
        </text:list-item>
        <text:list-item>
          <text:p text:style-name="P20"><text:span text:style-name="Default_20_Paragraph_20_Font"><text:span text:style-name="T7"><text:s/>Gérer vos </text:span></text:span><text:span text:style-name="Default_20_Paragraph_20_Font"><text:span text:style-name="T9">relations presse</text:span></text:span><text:span text:style-name="Default_20_Paragraph_20_Font"><text:span text:style-name="T7"> et vos </text:span></text:span><text:span text:style-name="Default_20_Paragraph_20_Font"><text:span text:style-name="T9">relations public</text:span></text:span></text:p>
        </text:list-item>
      </text:list>
      <text:h text:style-name="Heading_20_1" text:outline-level="1"><text:bookmark text:name="__RefHeading__389_2020793472"/><text:soft-page-break/>OFFRE DE SERVICES DE WEBMASTERING<text:bookmark-end text:name="__RefHeading__389_2020793472"/></text:h>
      <text:p text:style-name="Standard"><text:span text:style-name="Default_20_Paragraph_20_Font"><text:span text:style-name="T7">La conception, réalisation et maintenance de sites </text:span></text:span><text:span text:style-name="Default_20_Paragraph_20_Font"><text:span text:style-name="T7">web (</text:span></text:span><text:span text:style-name="Default_20_Paragraph_20_Font"><text:span text:style-name="T10">webmastering</text:span></text:span><text:span text:style-name="Default_20_Paragraph_20_Font"><text:span text:style-name="T7">) constituent une offre de services essentiels. A l’ère de la mondialisation, votre site web est un outil indispensable au dévelop</text:span></text:span><text:span text:style-name="Default_20_Paragraph_20_Font"><text:span text:style-name="T7">pement, à l’expansion et à la pérennisation de votre entreprise.</text:span></text:span></text:p>
      <text:h text:style-name="Heading_20_2" text:outline-level="2"><text:bookmark text:name="__RefHeading__391_2020793472"/>L’UTILITÉ D’AVOIR UN SITE WEB<text:bookmark-end text:name="__RefHeading__391_2020793472"/></text:h>
      <text:p text:style-name="P14">Dans une entreprise, la mise en place d'un site web est généralement motivée par plusieurs raisons dont:</text:p>
      <text:list xml:id="list23463086" text:style-name="L6">
        <text:list-item>
          <text:p text:style-name="P21"><text:span text:style-name="Default_20_Paragraph_20_Font"><text:span text:style-name="T7"><text:s/></text:span></text:span><text:span text:style-name="Default_20_Paragraph_20_Font"><text:span text:style-name="T9">Le besoin de visibilité :</text:span></text:span><text:span text:style-name="Default_20_Paragraph_20_Font"><text:span text:style-name="T7"> un site web, dans la mesure </text:span></text:span><text:span text:style-name="Default_20_Paragraph_20_Font"><text:span text:style-name="T7">où il fait l'objet d'une bonne campagne de promotion, peut être un moyen pour une enseigne ou une organisation d'augmenter sa visibilité ;</text:span></text:span></text:p>
        </text:list-item>
        <text:list-item>
          <text:p text:style-name="P21"><text:span text:style-name="Default_20_Paragraph_20_Font"><text:span text:style-name="T7"><text:s/></text:span></text:span><text:span text:style-name="Default_20_Paragraph_20_Font"><text:span text:style-name="T9">L'amélioration de la notoriété :</text:span></text:span><text:span text:style-name="Default_20_Paragraph_20_Font"><text:span text:style-name="T7"> grâce à un site web institutionnel ou un mini site web événementiel, une enseigne peut développer sa popularité auprès du public ;</text:span></text:span></text:p>
        </text:list-item>
        <text:list-item>
          <text:p text:style-name="P21"><text:span text:style-name="Default_20_Paragraph_20_Font"><text:span text:style-name="T7"><text:s/></text:span></text:span><text:span text:style-name="Default_20_Paragraph_20_Font"><text:span text:style-name="T9">La collecte de données :</text:span></text:span><text:span text:style-name="Default_20_Paragraph_20_Font"><text:span text:style-name="T7"> internet représente pour les entreprises une formidable opportunité de recueillir des données sur </text:span></text:span><text:span text:style-name="Default_20_Paragraph_20_Font"><text:span text:style-name="T7">leurs clients ou bien de démarcher de nouveaux prospects ;</text:span></text:span></text:p>
        </text:list-item>
        <text:list-item>
          <text:p text:style-name="P21"><text:span text:style-name="Default_20_Paragraph_20_Font"><text:span text:style-name="T7"><text:s/></text:span></text:span><text:span text:style-name="Default_20_Paragraph_20_Font"><text:span text:style-name="T9">L'accroissement des ventes :</text:span></text:span><text:span text:style-name="Default_20_Paragraph_20_Font"><text:span text:style-name="T7"> frileux aux débuts d'internet, les internautes ont vite compris l'intérêt d'internet pour l'achat de certains produits de consommation. Un site internet peut représent</text:span></text:span><text:span text:style-name="Default_20_Paragraph_20_Font"><text:span text:style-name="T7">er pour certaines entreprises une formidable opportunité en terme de commercialisation ;</text:span></text:span></text:p>
        </text:list-item>
        <text:list-item>
          <text:p text:style-name="P21"><text:span text:style-name="Default_20_Paragraph_20_Font"><text:span text:style-name="T9">La mise en place d'un support aux utilisateurs :</text:span></text:span><text:span text:style-name="Default_20_Paragraph_20_Font"><text:span text:style-name="T7"> de plus en plus de sociétés utilisent internet comme support privilégié pour le service avant-vente ou après-vente. En</text:span></text:span><text:span text:style-name="Default_20_Paragraph_20_Font"><text:span text:style-name="T7"> effet, avec un site web, il est possible de mettre à disposition des internautes un maximum d'informations commerciales ou techniques, à moindre coût.</text:span></text:span></text:p>
        </text:list-item>
      </text:list>
      <text:h text:style-name="Heading_20_2" text:outline-level="2"><text:bookmark text:name="__RefHeading__393_2020793472"/>VOTRE SITE WEB EN CINQ (05) ETAPES<text:bookmark-end text:name="__RefHeading__393_2020793472"/></text:h>
      <text:p text:style-name="P5"><text:span text:style-name="Default_20_Paragraph_20_Font"><text:span text:style-name="T7">Conformément au </text:span></text:span><text:span text:style-name="Strong_20_Emphasis"><text:span text:style-name="T7">rôle du webmaster</text:span></text:span><text:span text:style-name="Default_20_Paragraph_20_Font"><text:span text:style-name="T7">, </text:span></text:span><text:span text:style-name="Strong_20_Emphasis"><text:span text:style-name="T7">je vous accompagne à chacune des é</text:span></text:span><text:span text:style-name="Strong_20_Emphasis"><text:span text:style-name="T7">tapes </text:span></text:span><text:soft-page-break/><text:span text:style-name="Strong_20_Emphasis"><text:span text:style-name="T7">de la réalisation de votre site web</text:span></text:span><text:span text:style-name="Default_20_Paragraph_20_Font"><text:span text:style-name="T7"> , depuis sa conception jusqu'à sa gestion quotidienne en passant par la rédaction du cahier de charge et de la charte graphique, la réalisation proprement dite, le choix de votre nom de domaine, l'hébergement de vo</text:span></text:span><text:span text:style-name="Default_20_Paragraph_20_Font"><text:span text:style-name="T7">tre site web, son référencement, sa promotion et son audimat.</text:span></text:span></text:p>
      <text:h text:style-name="Heading_20_3" text:outline-level="3"><text:bookmark text:name="__RefHeading__395_2020793472"/>CONCEPTION<text:bookmark-end text:name="__RefHeading__395_2020793472"/></text:h>
      <text:p text:style-name="P15"><text:span text:style-name="Default_20_Paragraph_20_Font"><text:span text:style-name="T7">La </text:span></text:span><text:span text:style-name="Default_20_Paragraph_20_Font"><text:span text:style-name="T8">conception</text:span></text:span><text:span text:style-name="Default_20_Paragraph_20_Font"><text:span text:style-name="T7"> de votre site web sera une </text:span></text:span><text:span text:style-name="Default_20_Paragraph_20_Font"><text:span text:style-name="T9">démarche participative, orientée utilisateurs finaux </text:span></text:span><text:span text:style-name="Default_20_Paragraph_20_Font"><text:span text:style-name="T7">; c'est-à-dire que l'ensemble de la conception de votre site web sera principalement cent</text:span></text:span><text:span text:style-name="Default_20_Paragraph_20_Font"><text:span text:style-name="T7">rée sur vos </text:span></text:span><text:span text:style-name="Default_20_Paragraph_20_Font"><text:span text:style-name="T7">utilisateurs (</text:span></text:span><text:span text:style-name="Default_20_Paragraph_20_Font"><text:span text:style-name="T10">vos clients, vos partenaires, votre personnel, </text:span></text:span><text:span text:style-name="Default_20_Paragraph_20_Font"><text:span text:style-name="T10">etc.</text:span></text:span><text:span text:style-name="Default_20_Paragraph_20_Font"><text:span text:style-name="T7">) et réalisée en étroite concertation avec vous. Il s'agira à cette étape d'analyser l'ensemble de vos besoins, puis d'imaginer des contextes d'utilisation pour en déduire </text:span></text:span><text:span text:style-name="Default_20_Paragraph_20_Font"><text:span text:style-name="T7">les solutions adaptées</text:span></text:span><text:span text:style-name="Default_20_Paragraph_20_Font"><text:span text:style-name="T7">. Les différentes solutions retenues seront formalisées dans le cahier des charges ; s'ensuivra la rédaction du planning détaillé.</text:span></text:span></text:p>
      <text:h text:style-name="Heading_20_3" text:outline-level="3"><text:bookmark text:name="__RefHeading__397_2020793472"/>RÉALISATION<text:bookmark-end text:name="__RefHeading__397_2020793472"/></text:h>
      <text:p text:style-name="P14">Je vous propose de réaliser votre site web dans le strict respect des normes et standards du web, en m'appuyant sur les technologies les plus performantes du moment. XHTML, HTML5, CSS, AJAX, JavaScript, PHP et MySQL sont les principaux langages et technologies que j'utilise au quotidien pour réaliser les sites web de mes clients.</text:p>
      <text:p text:style-name="P15"><text:span text:style-name="Default_20_Paragraph_20_Font"><text:span text:style-name="T7">Afin de toujours répond</text:span></text:span><text:span text:style-name="Default_20_Paragraph_20_Font"><text:span text:style-name="T7">re efficacement aux attentes de mes clients et leur fournir un confort d'utilisation optimal, je réalise les sites web en respectant </text:span></text:span><text:span text:style-name="Default_20_Paragraph_20_Font"><text:span text:style-name="T10">08 principes fondamentaux :</text:span></text:span><text:span text:style-name="Default_20_Paragraph_20_Font"><text:span text:style-name="T7"> </text:span></text:span><text:span text:style-name="Default_20_Paragraph_20_Font"><text:span text:style-name="T8">Sobriété, Lisibilité, Utilisabilité, Rapidité, Interactivité, Adaptabilité, Accessibilité, </text:span></text:span><text:span text:style-name="Default_20_Paragraph_20_Font"><text:span text:style-name="T8">Identité.</text:span></text:span></text:p>
      <text:p text:style-name="P15"><text:span text:style-name="Default_20_Paragraph_20_Font"><text:span text:style-name="T7">La valorisation de l'image de votre entreprise sera </text:span></text:span><text:span text:style-name="Default_20_Paragraph_20_Font"><text:span text:style-name="T7">portée</text:span></text:span><text:span text:style-name="Default_20_Paragraph_20_Font"><text:span text:style-name="T7"> par un design </text:span></text:span><text:span text:style-name="Default_20_Paragraph_20_Font"><text:span text:style-name="T7">professionnel</text:span></text:span><text:span text:style-name="Default_20_Paragraph_20_Font"><text:span text:style-name="T7"> capable</text:span></text:span><text:span text:style-name="Default_20_Paragraph_20_Font"><text:span text:style-name="T7"> de renforcer votre identité visuelle et de procurer un sentiment de confiance à vos visiteurs. Ainsi donc, la charte graphique et la maquette de votre</text:span></text:span><text:span text:style-name="Default_20_Paragraph_20_Font"><text:span text:style-name="T7"> site web s’inscriront dans votre stratégie de communication.</text:span></text:span></text:p>
      <text:h text:style-name="Heading_20_3" text:outline-level="3"><text:bookmark text:name="__RefHeading__399_2020793472"/>HÉBERGEMENT<text:bookmark-end text:name="__RefHeading__399_2020793472"/></text:h>
      <text:p text:style-name="Standard"><text:span text:style-name="Default_20_Paragraph_20_Font"><text:span text:style-name="T7">Pour l’hébergement de votre site web, que vous désirez un nom de domaine </text:span></text:span><text:span text:style-name="Default_20_Paragraph_20_Font"><text:span text:style-name="T7">national (</text:span></text:span><text:a xlink:type="simple" xlink:href="http://www.votreentreprise.cm/" office:target-frame-name="_top" xlink:show="replace"><text:span text:style-name="Default_20_Paragraph_20_Font"><text:span text:style-name="T8">www.votreentreprise</text:span></text:span></text:a><text:a xlink:type="simple" xlink:href="http://www.votreentreprise.cm/" office:target-frame-name="_top" xlink:show="replace"><text:span text:style-name="Default_20_Paragraph_20_Font"><text:span text:style-name="T9">.cm</text:span></text:span></text:a><text:span text:style-name="Default_20_Paragraph_20_Font"><text:span text:style-name="T7">) ou un nom de domaine </text:span></text:span><text:span text:style-name="Default_20_Paragraph_20_Font"><text:span text:style-name="T7">générique (</text:span></text:span><text:span text:style-name="Default_20_Paragraph_20_Font"><text:span text:style-name="T9">.com .net .org .pro .asso </text:span></text:span><text:span text:style-name="Default_20_Paragraph_20_Font"><text:span text:style-name="T9">etc.</text:span></text:span><text:span text:style-name="Default_20_Paragraph_20_Font"><text:span text:style-name="T7">), je vous propose </text:span></text:span><text:span text:style-name="Default_20_Paragraph_20_Font"><text:span text:style-name="T9">un pack complet de services </text:span></text:span><text:soft-page-break/><text:span text:style-name="Default_20_Paragraph_20_Font"><text:span text:style-name="T9">professionnels</text:span></text:span><text:span text:style-name="Default_20_Paragraph_20_Font"><text:span text:style-name="T7"> comprenant un ou plusieurs nom de domaine, domaine de </text:span></text:span><text:span text:style-name="Default_20_Paragraph_20_Font"><text:span text:style-name="T7">courrier (</text:span></text:span><text:span text:style-name="Default_20_Paragraph_20_Font"><text:span text:style-name="T10">e-mail professionnel</text:span></text:span><text:span text:style-name="Default_20_Paragraph_20_Font"><text:span text:style-name="T7">), serveur web, base de donnée</text:span></text:span><text:span text:style-name="Default_20_Paragraph_20_Font"><text:span text:style-name="T7">s, comptes FTP, et études statistiques.</text:span></text:span></text:p>
      <text:h text:style-name="Heading_20_3" text:outline-level="3"><text:bookmark text:name="__RefHeading__401_2020793472"/>MARKETING<text:bookmark-end text:name="__RefHeading__401_2020793472"/></text:h>
      <text:p text:style-name="P14">Par de nombreux moyens éprouvés, j’assure la promotion de votre site web pour le faire connaître, afin d'en améliorer le trafic. Ainsi vous gagnez en notoriété, vous obteniez de nouveaux prospects et vous développeriez le nombre de vos ventes.</text:p>
      <text:h text:style-name="Heading_20_3" text:outline-level="3"><text:bookmark text:name="__RefHeading__403_2020793472"/>EXPLOITATION<text:bookmark-end text:name="__RefHeading__403_2020793472"/></text:h>
      <text:p text:style-name="P14">La maintenance, la mise à jour, la veille concurrentielle et la veille technologique de votre site web sont assurées en continue afin que vous tiriez le meilleur de votre investissement.</text:p>
      <text:h text:style-name="Heading_20_1" text:outline-level="1"><text:bookmark text:name="__RefHeading__5668_520866094"/>CONCLUSION<text:bookmark-end text:name="__RefHeading__5668_520866094"/></text:h>
      <text:p text:style-name="P11"><text:span text:style-name="Default_20_Paragraph_20_Font"><text:span text:style-name="T7">Je s</text:span></text:span><text:span text:style-name="Default_20_Paragraph_20_Font"><text:span text:style-name="T7">uis un praticien qui opère sur mesure, et toujours avec </text:span></text:span><text:span text:style-name="Default_20_Paragraph_20_Font"><text:span text:style-name="T9">écoute</text:span></text:span><text:span text:style-name="Default_20_Paragraph_20_Font"><text:span text:style-name="T7">, </text:span></text:span><text:span text:style-name="Default_20_Paragraph_20_Font"><text:span text:style-name="T9">agilité</text:span></text:span><text:span text:style-name="Default_20_Paragraph_20_Font"><text:span text:style-name="T7"> et </text:span></text:span><text:span text:style-name="Default_20_Paragraph_20_Font"><text:span text:style-name="T9">pragmatisme</text:span></text:span><text:span text:style-name="Default_20_Paragraph_20_Font"><text:span text:style-name="T7">. Je travaillerais en étroite collaboration avec vous pour une co-construction des solutions, afin qu'à tout moment vous gardiez un total contrôle sur votre entreprise. J</text:span></text:span><text:span text:style-name="Default_20_Paragraph_20_Font"><text:span text:style-name="T7">e suis aussi là pour faciliter l’adhésion de vos acteurs au changement. Mon empreinte personnelle est la connectivité aux clients. Mon accompagnement a une préoccupation centrale: </text:span></text:span><text:span text:style-name="Default_20_Paragraph_20_Font"><text:span text:style-name="T10">apporter des solutions toujours pensées à partir des clients</text:span></text:span><text:span text:style-name="Default_20_Paragraph_20_Font"><text:span text:style-name="T7">.</text:span></text:span></text:p>
      <text:p text:style-name="P13">En bref :</text:p>
      <text:p text:style-name="P11"><text:span text:style-name="Default_20_Paragraph_20_Font"><text:span text:style-name="T9">Principes actifs: </text:span></text:span><text:span text:style-name="Default_20_Paragraph_20_Font"><text:span text:style-name="T10">pragmatisme et sur-mesure</text:span></text:span></text:p>
      <text:p text:style-name="P11"><text:span text:style-name="Default_20_Paragraph_20_Font"><text:span text:style-name="T9">Philosophie d’action: </text:span></text:span><text:span text:style-name="Default_20_Paragraph_20_Font"><text:span text:style-name="T10">la co-construction</text:span></text:span></text:p>
      <text:p text:style-name="P11"><text:span text:style-name="Default_20_Paragraph_20_Font"><text:span text:style-name="T9">Empreinte : </text:span></text:span><text:span text:style-name="Default_20_Paragraph_20_Font"><text:span text:style-name="T10">des solutions recentrées clients</text:span></text:span></text:p>
      <text:p text:style-name="P11"><text:span text:style-name="Default_20_Paragraph_20_Font"><text:span text:style-name="T9"><text:s/>Moteur d’action: </text:span></text:span><text:span text:style-name="Default_20_Paragraph_20_Font"><text:span text:style-name="T10">les résultats</text:span></text:span></text:p>
      <text:h text:style-name="Heading_20_1" text:outline-level="1"><text:bookmark text:name="__RefHeading__5670_520866094"/><text:soft-page-break/>QUELQUES RÉFÉRENCES<text:bookmark-end text:name="__RefHeading__5670_520866094"/></text:h>
      <text:p text:style-name="Standard">Les clauses de confidentialité m’empêchent de vous communiquer la liste de tous mes clients. Toute fois vous pourrez trouver sur mon site web une liste de clients qui m'ont expressément autorisé à les citer dans mes références. Je profite de l'occasion pour les témoigner toute ma gratitude. <text:a xlink:type="simple" xlink:href="http://www.maghen.org/portfolio.php" office:target-frame-name="_top" xlink:show="replace"><text:span text:style-name="Default_20_Paragraph_20_Font"><text:span text:style-name="T11">www.maghen.org/portfolio.php</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rlett" svg:font-family="Marlett" style:font-family-generic="system" style:font-pitch="variable" style:font-charset="x-symbol"/>
    <style:font-face style:name="Algerian" svg:font-family="Algerian" style:font-family-generic="decorative" style:font-pitch="variable"/>
    <style:font-face style:name="Cambria" svg:font-family="Cambria" style:font-family-generic="roman" style:font-pitch="variable"/>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Bold" svg:font-family="Verdana-Bold" style:font-family-generic="roman"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Black" svg:font-family="Arial-Black" style:font-family-generic="system" style:font-pitch="variable"/>
    <style:font-face style:name="Linux Libertine G" svg:font-family="'Linux Libertine G'"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Lucida Sans Unicode"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1cm" fo:margin-right="0.101cm" fo:margin-top="0.101cm" fo:margin-bottom="0.101cm" fo:text-align="justify" style:justify-single-word="false" fo:hyphenation-ladder-count="no-limit" fo:text-indent="0cm" style:auto-text-indent="false">
        <style:tab-stops/>
      </style:paragraph-properties>
      <style:text-properties fo:font-size="14pt" style:font-size-asian="14pt" fo:hyphenate="false" fo:hyphenation-remain-char-count="0" fo:hyphenation-push-char-count="0"/>
    </style:style>
    <style:style style:name="Heading" style:family="paragraph" style:parent-style-name="Standard" style:next-style-name="Text_20_body" style:class="text">
      <style:paragraph-properties fo:margin-top="0.423cm" fo:margin-bottom="0.212cm" fo:text-align="center" style:justify-single-word="false" fo:hyphenation-ladder-count="no-limit" fo:keep-with-next="always"/>
      <style:text-properties style:font-name="Calibri" fo:font-size="18pt" fo:font-weight="bold" style:font-size-asian="18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hyphenation-ladder-count="no-limit" fo:text-indent="0cm" style:auto-text-indent="false"/>
      <style:text-properties style:font-name="Mangal"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start" style:justify-single-word="false" fo:hyphenation-ladder-count="no-limit"/>
      <style:text-properties style:font-name="Georgia" fo:font-size="20pt" fo:font-style="italic" style:font-size-asian="20pt" style:font-style-asian="italic"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21cm" fo:hyphenation-ladder-count="no-limit" fo:text-indent="0cm" style:auto-text-indent="false"/>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style:font-style-asian="italic"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865cm" style:type="center"/>
          <style:tab-stop style:position="19.731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margin-top="0cm" fo:margin-bottom="0cm" fo:hyphenation-ladder-count="no-limit" fo:text-indent="0cm" style:auto-text-indent="false" text:number-lines="false" text:line-number="0">
        <style:tab-stops/>
      </style:paragraph-properties>
      <style:text-properties fo:font-size="16pt" style:font-size-asian="16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left="0cm" fo:margin-right="0cm" fo:margin-top="0cm" fo:margin-bottom="0cm" fo:hyphenation-ladder-count="no-limit" fo:text-indent="0cm" style:auto-text-indent="false">
        <style:tab-stops>
          <style:tab-stop style:position="19.731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margin-top="0cm" fo:margin-bottom="0cm" fo:hyphenation-ladder-count="no-limit" fo:text-indent="0cm" style:auto-text-indent="false">
        <style:tab-stops>
          <style:tab-stop style:position="19.232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733cm" style:type="right" style:leader-style="dotted" style:leader-text="."/>
        </style:tab-stops>
      </style:paragraph-properties>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9.731cm" table:align="center"/>
    </style:style>
    <style:style style:name="Tableau1.A" style:family="table-column">
      <style:table-column-properties style:column-width="9.865cm"/>
    </style:style>
    <style:style style:name="Tableau1.A1" style:family="table-cell">
      <style:table-cell-properties fo:background-color="#e6e6ff" fo:padding-left="1cm" fo:padding-right="1cm" fo:padding-top="0cm" fo:padding-bottom="0cm" fo:border="none" style:writing-mode="lr-tb">
        <style:background-image/>
      </style:table-cell-properties>
    </style:style>
    <style:style style:name="MP1" style:family="paragraph" style:parent-style-name="Standard">
      <style:paragraph-properties fo:margin-left="0cm" fo:margin-right="0cm" fo:text-indent="0cm" style:auto-text-indent="false">
        <style:tab-stops/>
      </style:paragraph-properties>
      <style:text-properties style:font-name="Linux Libertine G" fo:font-size="16pt" fo:font-weight="bold" style:font-size-asian="16pt" style:font-weight-asian="bold" style:font-name-complex="Verdana-Bold" style:font-size-complex="16pt" style:font-weight-complex="bold"/>
    </style:style>
    <style:style style:name="MP2" style:family="paragraph" style:parent-style-name="Standard">
      <style:paragraph-properties fo:margin-left="0cm" fo:margin-right="0cm" fo:text-indent="0cm" style:auto-text-indent="false">
        <style:tab-stops/>
      </style:paragraph-properties>
      <style:text-properties style:font-name="Linux Libertine G" fo:font-size="15pt" fo:font-weight="bold" style:font-size-asian="15pt" style:font-weight-asian="bold" style:font-name-complex="Verdana-Bold" style:font-size-complex="15pt" style:font-weight-complex="bold"/>
    </style:style>
    <style:style style:name="MP3" style:family="paragraph" style:parent-style-name="Standard">
      <style:paragraph-properties fo:margin-left="0cm" fo:margin-right="0cm" fo:text-indent="0cm" style:auto-text-indent="false">
        <style:tab-stops/>
      </style:paragraph-properties>
      <style:text-properties style:font-name="Linux Libertine G" fo:font-weight="bold" style:font-weight-asian="bold" style:font-name-complex="Verdana-Bold" style:font-size-complex="14pt" style:font-weight-complex="bold"/>
    </style:style>
    <style:style style:name="MP4" style:family="paragraph" style:parent-style-name="Standard">
      <style:paragraph-properties fo:margin-left="0cm" fo:margin-right="0cm" fo:text-indent="0cm" style:auto-text-indent="false">
        <style:tab-stops/>
      </style:paragraph-properties>
    </style:style>
    <style:style style:name="MP5" style:family="paragraph" style:parent-style-name="Standard">
      <style:paragraph-properties fo:margin-left="0cm" fo:margin-right="0cm" fo:text-align="end" style:justify-single-word="false" fo:text-indent="0cm" style:auto-text-indent="false">
        <style:tab-stops/>
      </style:paragraph-properties>
    </style:style>
    <style:style style:name="MP6" style:family="paragraph" style:parent-style-name="Text_20_body">
      <style:paragraph-properties fo:margin-left="0cm" fo:margin-right="0cm" fo:margin-top="0cm" fo:margin-bottom="0cm" fo:text-indent="0cm" style:auto-text-indent="false">
        <style:tab-stops/>
      </style:paragraph-properties>
      <style:text-properties style:font-name="Marlett" fo:font-size="2pt" fo:font-weight="bold" style:font-size-asian="2pt" style:font-weight-asian="bold" style:font-name-complex="Verdana-Bold" style:font-size-complex="2pt" style:font-weight-complex="bold"/>
    </style:style>
    <style:style style:name="MT1" style:family="text">
      <style:text-properties style:font-name="Linux Libertine G" fo:font-weight="bold" style:font-weight-asian="bold" style:font-name-complex="Verdana-Bold" style:font-size-complex="14pt" style:font-weight-complex="bold"/>
    </style:style>
    <style:style style:name="MT2" style:family="text">
      <style:text-properties style:font-name="Linux Libertine G" fo:language="en" fo:country="US" fo:font-weight="bold" style:font-weight-asian="bold" style:font-name-complex="Verdana-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3cm" fo:margin-left="0.63cm" fo:margin-right="0.64cm" style:writing-mode="lr-tb" style:footnote-max-height="0cm">
        <style:footnote-sep style:width="0.018cm"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leau1" table:style-name="Tableau1">
          <table:table-column table:style-name="Tableau1.A" table:number-columns-repeated="2"/>
          <table:table-row>
            <table:table-cell table:style-name="Tableau1.A1" table:number-columns-spanned="2" office:value-type="string">
              <text:p text:style-name="MP1">MAGHEN NEGOU Rostant</text:p>
              <text:p text:style-name="MP2">COMMUNICATEUR • INFORMATICIEN</text:p>
              <text:p text:style-name="MP3">BP : 11815 Akwa, Douala, Cameroun</text:p>
              <text:p text:style-name="MP3">Tél : (+237) 77 92 06 85 / 94 27 12 80 / 33 06 61 02 / 77 55 57 43 / <text:s/>96 71 64 72</text:p>
              <text:p text:style-name="MP4"><text:span text:style-name="Default_20_Paragraph_20_Font"><text:span text:style-name="MT1">Émail : </text:span></text:span><text:a xlink:type="simple" xlink:href="mailto:maghen2@gmail.com" office:target-frame-name="_top" xlink:show="replace"><text:span text:style-name="Default_20_Paragraph_20_Font"><text:span text:style-name="MT1">maghen2@gmail.com</text:span></text:span></text:a></text:p>
            </table:table-cell>
            <table:covered-table-cell/>
          </table:table-row>
          <table:table-row>
            <table:table-cell table:style-name="Tableau1.A1" office:value-type="string">
              <text:p text:style-name="MP4"><text:span text:style-name="Default_20_Paragraph_20_Font"><text:span text:style-name="MT2">Site Web : </text:span></text:span><text:a xlink:type="simple" xlink:href="http://www.maghen.org/" office:target-frame-name="_top" xlink:show="replace"><text:span text:style-name="Default_20_Paragraph_20_Font"><text:span text:style-name="MT2">www.maghen.org</text:span></text:span></text:a></text:p>
            </table:table-cell>
            <table:table-cell table:style-name="Tableau1.A1" office:value-type="string">
              <text:p text:style-name="MP5"><text:span text:style-name="Default_20_Paragraph_20_Font"><text:span text:style-name="MT1">Page </text:span></text:span><text:span text:style-name="Default_20_Paragraph_20_Font"><text:span text:style-name="MT1"><text:page-number text:select-page="current">6</text:page-number></text:span></text:span><text:span text:style-name="Default_20_Paragraph_20_Font"><text:span text:style-name="MT1"> sur </text:span></text:span><text:span text:style-name="Default_20_Paragraph_20_Font"><text:span text:style-name="MT1"><text:page-count>9</text:page-count></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OFFRE DE SERVICES EN COMMUNICATION-MARKETING ET CRÉATION DE SITES WEB</dc:title>
    <dc:description>J'offre un service complet qui couvre les domaines du Marketing, de la Communication et de la Programmation Informatique.

10 années d’expérience professionnelle dans ces domaines m'ont permis une excellente maîtrise des outils d'élaboration et d’implémentation de solutions efficaces.  Ainsi ma formation pluridisciplinaire répond aux exigences des différents postes que j'ai eu à occuper dans divers entreprises. Ce ci m'a amené à me spécialisé en Communication Marketing Intégrée (CMI).  

Ma mission est de collaborer avec une variété de clients et une équipe d'employés motivés et responsables, afin d'offrir des solutions innovatrices, en ayant toujours en tête l'obligation de résultats. En effet, Au cours de ma carrière, j'ai tout particulièrement mis l'accent sur l'amélioration des procédés internes et l'augmentation du chiffre d'affaires. 

Comme vous pourrez le constater à la lecture de mon CV, je suis un habitué des univers dynamiques et exigeants. je recherche aujourd’hui de nouveaux défis à relever dans lesquelles je pourrais mettre à profit aussi bien mon  expérience que mes qualités relationnelles. Je me tiens à votre disposition pour toute information complémentaire.</dc:description>
    <meta:creation-date>2013-03-10T13:57:00Z</meta:creation-date>
    <dc:date>2013-06-15T03:35:42.18</dc:date>
    <meta:editing-cycles>118</meta:editing-cycles>
    <meta:editing-duration>PT3M53S</meta:editing-duration>
    <meta:document-statistic meta:table-count="1" meta:image-count="0" meta:object-count="0" meta:page-count="9" meta:paragraph-count="128" meta:word-count="1857" meta:character-count="11968"/>
    <meta:user-defined meta:name="Auteur">MAGHEN NEGOU Rostant</meta:user-defined>
    <meta:user-defined meta:name="Destinations">EXPRESS EXCHANGE SA</meta:user-defined>
    <meta:user-defined meta:name="Propriétaire">MAGHEN NEGOU Rostant</meta:user-defined>
    <meta:template xlink:type="simple" xlink:actuate="onRequest" xlink:title="" xlink:href="Normal.dotm"/>
  </office:meta>
</office:document-meta>
</file>